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style:font-name-complex="Courier New" style:font-size-complex="10pt"/>
    </style:style>
    <style:style style:name="P6" style:family="paragraph" style:parent-style-name="Standard">
      <style:text-properties style:font-name="Courier New" fo:font-size="9pt" style:font-size-asian="9pt" style:font-name-complex="Courier New" style:font-size-complex="9pt"/>
    </style:style>
    <style:style style:name="P7" style:family="paragraph" style:parent-style-name="Standard">
      <style:text-properties style:font-name="Courier New" fo:language="en" fo:country="US" style:font-name-complex="Courier New" style:font-size-complex="10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language="en" fo:country="US"/>
    </style:style>
    <style:style style:name="P10" style:family="paragraph" style:parent-style-name="SDA">
      <style:text-properties fo:language="en" fo:country="US"/>
    </style:style>
    <style:style style:name="P11" style:family="paragraph" style:parent-style-name="SDA">
      <style:text-properties style:use-window-font-color="true"/>
    </style:style>
    <style:style style:name="P12" style:family="paragraph" style:parent-style-name="SDA">
      <style:paragraph-properties fo:margin-left="1.249cm" fo:margin-right="0cm" fo:text-indent="1.249cm" style:auto-text-indent="false">
        <style:tab-stops/>
      </style:paragraph-properties>
      <style:text-properties fo:font-style="italic" style:font-style-asian="italic" style:font-style-complex="italic"/>
    </style:style>
    <style:style style:name="P13" style:family="paragraph" style:parent-style-name="SDA">
      <style:paragraph-properties fo:margin-left="1.249cm" fo:margin-right="0cm" fo:text-indent="1.249cm" style:auto-text-indent="false">
        <style:tab-stops/>
      </style:paragraph-properties>
    </style:style>
    <style:style style:name="P14" style:family="paragraph" style:parent-style-name="SDA">
      <style:paragraph-properties fo:margin-left="1.249cm" fo:margin-right="0cm" fo:text-indent="1.249cm" style:auto-text-indent="false">
        <style:tab-stops/>
      </style:paragraph-properties>
      <style:text-properties style:use-window-font-color="true"/>
    </style:style>
    <style:style style:name="P15" style:family="paragraph" style:parent-style-name="Standard">
      <style:paragraph-properties fo:margin-left="1.249cm" fo:margin-right="0cm" fo:text-indent="1.249cm" style:auto-text-indent="false">
        <style:tab-stops/>
      </style:paragraph-properties>
      <style:text-properties style:font-name="Courier New" style:font-name-complex="Courier New"/>
    </style:style>
    <style:style style:name="P16" style:family="paragraph" style:parent-style-name="Standard">
      <style:paragraph-properties fo:margin-left="1.249cm" fo:margin-right="0cm" fo:text-indent="1.249cm" style:auto-text-indent="false">
        <style:tab-stops/>
      </style:paragraph-properties>
    </style:style>
    <style:style style:name="P17" style:family="paragraph" style:parent-style-name="Standard">
      <style:paragraph-properties fo:margin-left="1.249cm" fo:margin-right="0cm" fo:text-indent="0cm" style:auto-text-indent="false">
        <style:tab-stops/>
      </style:paragraph-properties>
      <style:text-properties style:font-name="Courier New" fo:font-style="italic" style:font-style-asian="italic" style:font-name-complex="Courier New" style:font-style-complex="italic"/>
    </style:style>
    <style:style style:name="P18" style:family="paragraph" style:parent-style-name="Standard">
      <style:paragraph-properties fo:margin-left="1.249cm" fo:margin-right="0cm" fo:text-indent="0cm" style:auto-text-indent="false">
        <style:tab-stops/>
      </style:paragraph-properties>
      <style:text-properties style:font-name="Courier New" style:font-name-complex="Courier New"/>
    </style:style>
    <style:style style:name="P19" style:family="paragraph" style:parent-style-name="Standard">
      <style:paragraph-properties fo:margin-left="0cm" fo:margin-right="0cm" fo:text-indent="1.249cm" style:auto-text-indent="false"/>
    </style:style>
    <style:style style:name="P20" style:family="paragraph" style:parent-style-name="Standard">
      <style:paragraph-properties fo:margin-left="0cm" fo:margin-right="0cm" fo:text-indent="1.249cm" style:auto-text-indent="false"/>
      <style:text-properties style:font-name="Courier New" style:font-name-complex="Courier New"/>
    </style:style>
    <style:style style:name="P21" style:family="paragraph" style:parent-style-name="Standard">
      <style:paragraph-properties fo:margin-left="0cm" fo:margin-right="0cm" fo:text-indent="1.249cm" style:auto-text-indent="false"/>
      <style:text-properties style:font-name="Courier New" fo:font-size="9pt" style:font-size-asian="9pt" style:font-name-complex="Courier New" style:font-size-complex="9pt"/>
    </style:style>
    <style:style style:name="P22" style:family="paragraph" style:parent-style-name="Standard">
      <style:paragraph-properties fo:margin-left="0cm" fo:margin-right="0cm" fo:text-indent="1.249cm" style:auto-text-indent="false"/>
      <style:text-properties style:font-name="Courier New" fo:language="en" fo:country="US" style:font-name-complex="Courier New" style:font-size-complex="10pt"/>
    </style:style>
    <style:style style:name="P23" style:family="paragraph" style:parent-style-name="SDA">
      <style:paragraph-properties fo:margin-left="0cm" fo:margin-right="0cm" fo:text-indent="1.249cm" style:auto-text-indent="false"/>
    </style:style>
    <style:style style:name="P24" style:family="paragraph" style:parent-style-name="SDA">
      <style:paragraph-properties fo:margin-left="0cm" fo:margin-right="0cm" fo:text-indent="1.249cm" style:auto-text-indent="false"/>
      <style:text-properties fo:language="en" fo:country="US"/>
    </style:style>
    <style:style style:name="P25" style:family="paragraph" style:parent-style-name="SDA">
      <style:paragraph-properties fo:margin-left="0cm" fo:margin-right="0cm" fo:text-indent="1.249cm" style:auto-text-indent="false"/>
      <style:text-properties fo:color="#808080" fo:font-style="italic" style:font-style-asian="italic" style:font-style-complex="italic"/>
    </style:style>
    <style:style style:name="P26" style:family="paragraph" style:parent-style-name="Standard">
      <style:paragraph-properties fo:margin-left="1.249cm" fo:margin-right="0cm" fo:text-indent="-1.249cm" style:auto-text-indent="false">
        <style:tab-stops/>
      </style:paragraph-properties>
    </style:style>
    <style:style style:name="P27" style:family="paragraph" style:parent-style-name="Standard">
      <style:paragraph-properties fo:margin-left="2.487cm" fo:margin-right="0cm" fo:text-indent="-2.487cm" style:auto-text-indent="false">
        <style:tab-stops/>
      </style:paragraph-properties>
    </style:style>
    <style:style style:name="P28" style:family="paragraph" style:parent-style-name="Standard">
      <style:paragraph-properties fo:margin-left="2.487cm" fo:margin-right="0cm" fo:text-indent="-2.487cm" style:auto-text-indent="false">
        <style:tab-stops/>
      </style:paragraph-properties>
      <style:text-properties fo:font-weight="bold" style:font-weight-asian="bold" style:font-weight-complex="bold"/>
    </style:style>
    <style:style style:name="P29" style:family="paragraph" style:parent-style-name="SDA">
      <style:paragraph-properties fo:margin-left="2.498cm" fo:margin-right="0cm" fo:text-indent="0cm" style:auto-text-indent="false">
        <style:tab-stops/>
      </style:paragraph-properties>
      <style:text-properties style:use-window-font-color="true"/>
    </style:style>
    <style:style style:name="P30" style:family="paragraph" style:parent-style-name="Standard">
      <style:paragraph-properties fo:margin-left="2.498cm" fo:margin-right="0cm" fo:text-indent="1.249cm" style:auto-text-indent="false">
        <style:tab-stops/>
      </style:paragraph-properties>
      <style:text-properties style:font-name="Courier New" style:font-name-complex="Courier New"/>
    </style:style>
    <style:style style:name="P31" style:family="paragraph" style:parent-style-name="Footnote">
      <style:text-properties fo:font-size="8pt" style:font-size-asian="8pt" style:font-size-complex="8pt"/>
    </style:style>
    <style:style style:name="P32" style:family="paragraph" style:parent-style-name="TOC_20_1">
      <style:paragraph-properties>
        <style:tab-stops>
          <style:tab-stop style:position="16.999cm" style:type="right" style:leader-style="dotted" style:leader-text="."/>
        </style:tab-stops>
      </style:paragraph-properties>
    </style:style>
    <style:style style:name="P33" style:family="paragraph" style:parent-style-name="TOC_20_2">
      <style:paragraph-properties>
        <style:tab-stops>
          <style:tab-stop style:position="16.575cm" style:type="right" style:leader-style="dotted" style:leader-text="."/>
        </style:tab-stops>
      </style:paragraph-properties>
    </style:style>
    <style:style style:name="P34" style:family="paragraph" style:parent-style-name="SDA">
      <style:text-properties fo:language="en" fo:country="US"/>
    </style:style>
    <style:style style:name="P35" style:family="paragraph" style:parent-style-name="SDA">
      <style:text-properties style:font-name="Verdana" fo:language="en" fo:country="US"/>
    </style:style>
    <style:style style:name="P36" style:family="paragraph" style:parent-style-name="Standard" style:master-page-name="MP0">
      <style:paragraph-properties fo:text-align="center" style:justify-single-word="false" style:page-number="auto" fo:break-before="page"/>
      <style:text-properties fo:font-size="24pt" fo:font-weight="bold" style:font-size-asian="24pt" style:font-weight-asian="bold" style:font-size-complex="24pt" style:font-weight-complex="bold"/>
    </style:style>
    <style:style style:name="P37" style:family="paragraph" style:parent-style-name="Standard">
      <style:text-properties fo:language="en" fo:country="US"/>
    </style:style>
    <style:style style:name="P38" style:family="paragraph" style:parent-style-name="Heading_20_2">
      <style:text-properties fo:language="en" fo:country="US"/>
    </style:style>
    <style:style style:name="P39" style:family="paragraph" style:parent-style-name="Heading_20_1">
      <style:text-properties fo:language="en" fo:country="US"/>
    </style:style>
    <style:style style:name="P40" style:family="paragraph" style:parent-style-name="Heading_20_1">
      <style:paragraph-properties fo:break-before="page"/>
    </style:style>
    <style:style style:name="T1" style:family="text">
      <style:text-properties fo:language="en" fo:country="US"/>
    </style:style>
    <style:style style:name="T2" style:family="text">
      <style:text-properties fo:language="en" fo:country="US" style:font-size-complex="10pt"/>
    </style:style>
    <style:style style:name="T3" style:family="text">
      <style:text-properties fo:language="en" fo:country="US" fo:font-style="italic" style:font-style-asian="italic" style:font-style-complex="italic"/>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size-complex="10pt"/>
    </style:style>
    <style:style style:name="T8" style:family="text">
      <style:text-properties style:font-name="Courier New" style:font-name-complex="Courier New"/>
    </style:style>
    <style:style style:name="T9" style:family="text">
      <style:text-properties style:font-name="Courier New" fo:font-style="italic" style:font-style-asian="italic" style:font-name-complex="Courier New" style:font-style-complex="italic"/>
    </style:style>
    <style:style style:name="T10" style:family="text">
      <style:text-properties style:font-name="Courier New" style:font-size-complex="10pt"/>
    </style:style>
    <style:style style:name="T11" style:family="text">
      <style:text-properties style:font-name="Verdana" fo:font-size="8pt" fo:language="en" fo:country="US" style:font-size-asian="8pt" style:font-size-complex="8pt"/>
    </style:style>
    <style:style style:name="T12" style:family="text">
      <style:text-properties style:font-name="Verdana" fo:font-size="8pt" fo:language="en" fo:country="US" fo:font-style="italic" style:font-size-asian="8pt" style:font-style-asian="italic" style:font-size-complex="8pt"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name-complex="Courier New" style:font-weight-complex="bold"/>
    </style:style>
    <style:style style:name="T15" style:family="text">
      <style:text-properties style:text-position="super 65%"/>
    </style:style>
    <style:style style:name="T16" style:family="text">
      <style:text-properties fo:color="#808080"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Verdana"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1">SDS Specification</text:p>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Welcome back<text:tab/>2</text:p>
          <text:p text:style-name="P32">Why we need it<text:tab/>3</text:p>
          <text:p text:style-name="P32">It is all about looks<text:tab/>3</text:p>
          <text:p text:style-name="P33">First contact<text:tab/>3</text:p>
          <text:p text:style-name="P33">Dolls, salami and blinds<text:tab/>4</text:p>
          <text:p text:style-name="P33">Finding the root<text:tab/>6</text:p>
          <text:p text:style-name="P33">More on multiplicity<text:tab/>6</text:p>
          <text:p text:style-name="P32">Typicalities<text:tab/>8</text:p>
          <text:p text:style-name="P33">Matters of space<text:tab/>8</text:p>
          <text:p text:style-name="P33">Facets of restriction<text:tab/>9</text:p>
          <text:p text:style-name="P33">The nothing that is<text:tab/>11</text:p>
          <text:p text:style-name="P33">Anything goes<text:tab/>11</text:p>
          <text:p text:style-name="P32">Model Citizens<text:tab/>13</text:p>
          <text:p text:style-name="P33">Group mentality<text:tab/>13</text:p>
          <text:p text:style-name="P33">The choice is yours<text:tab/>14</text:p>
          <text:p text:style-name="P33">Order! Order!<text:tab/>15</text:p>
          <text:p text:style-name="P32">Conclusion<text:tab/>16</text:p>
        </text:index-body>
      </text:table-of-content>
      <text:p text:style-name="P3"/>
      <text:h text:style-name="P40" text:outline-level="1"><text:bookmark-start text:name="_Toc39491436"/><text:bookmark-start text:name="_Toc39175317"/><text:bookmark-start text:name="_Toc39001351"/><text:bookmark-start text:name="_Toc38801303"/><text:bookmark-start text:name="_Toc38481672"/><text:bookmark-start text:name="_Toc38206257"/><text:bookmark-start text:name="_Toc37789546"/><text:bookmark-start text:name="_Toc37538240"/><text:bookmark-start text:name="_Toc37363463"/>Welcome back<text:bookmark-end text:name="_Toc39491436"/><text:bookmark-end text:name="_Toc39175317"/><text:bookmark-end text:name="_Toc39001351"/><text:bookmark-end text:name="_Toc38801303"/><text:bookmark-end text:name="_Toc38481672"/><text:bookmark-end text:name="_Toc38206257"/><text:bookmark-end text:name="_Toc37789546"/><text:bookmark-end text:name="_Toc37538240"/><text:bookmark-end text:name="_Toc37363463"/></text:h>
      <text:p text:style-name="Standard"/>
      <text:p text:style-name="Standard">After writing down the SDA specification in 2008, I spent some time implementing it in Java, as a general purpose library. In the next couple of years I occasionally returned to the subject, until <text:span text:style-name="Standaardalinea-lettertype"><text:span text:style-name="T4">I lost interest</text:span></text:span> other interests found me. </text:p>
      <text:p text:style-name="Standard"/>
      <text:p text:style-name="Standard">Then in 2020 (woah, was that time whizzing past?) I rediscovered the zip files I kept, started toying around with the sources, created a git project and polished everything up a little. </text:p>
      <text:p text:style-name="Standard"/>
      <text:p text:style-name="Standard">Not long after I was close to something that could actually be used to parse, render and manipulate data, so I tagged it SDA 1.3.0 - which is rather silly because no one was using it - and started thinking about the future.</text:p>
      <text:p text:style-name="Standard"/>
      <text:p text:style-name="Standard">Which, naturally, would have to include Structured (Simple) Data Schema.</text:p>
      <text:p text:style-name="Standard"/>
      <text:p text:style-name="Standard">Harold Baur</text:p>
      <text:p text:style-name="Standard">April, 2020</text:p>
      <text:p text:style-name="Standard"/>
      <text:p text:style-name="Standard"/>
      <text:h text:style-name="P40" text:outline-level="1"><text:bookmark-start text:name="_Toc39491437"/><text:bookmark-start text:name="_Toc39175318"/><text:bookmark-start text:name="_Toc39001352"/><text:bookmark-start text:name="_Toc38801304"/><text:bookmark-start text:name="_Toc38481673"/><text:bookmark-start text:name="_Toc38206258"/><text:bookmark-start text:name="_Toc37789547"/><text:bookmark-start text:name="_Toc37538241"/>Why we need it<text:bookmark-end text:name="_Toc39491437"/><text:bookmark-end text:name="_Toc39175318"/><text:bookmark-end text:name="_Toc39001352"/><text:bookmark-end text:name="_Toc38801304"/><text:bookmark-end text:name="_Toc38481673"/><text:bookmark-end text:name="_Toc38206258"/><text:bookmark-end text:name="_Toc37789547"/><text:bookmark-end text:name="_Toc37538241"/></text:h>
      <text:p text:style-name="Standard"/>
      <text:p text:style-name="Standard">Why do we need schema? Well, for starters, a schema allows you to <text:span text:style-name="Standaardalinea-lettertype"><text:span text:style-name="T5">validate</text:span></text:span> the data you receive, before you actually process it. This enables you to detect and mitigate anomalies before they wreak havoc in your precious application, system of record, or business process.</text:p>
      <text:p text:style-name="Standard"/>
      <text:p text:style-name="Standard">Another reason is that it makes developing data processing software easier because schema can show you at design-time exactly what you are working with. In fact, schema allows code generators to eliminate a lot of the software “writing” part.</text:p>
      <text:p text:style-name="Standard"/>
      <text:p text:style-name="Standard">And finally, it makes it easy to share information about your data (and how to process it) with other people, without having to writing lengthy specifications.</text:p>
      <text:p text:style-name="Standard"/>
      <text:p text:style-name="Standard">This is true regardless of whether the data is “encoded” as EDI (oh, the days of yore), XML, JSON, or – in fact - SDA.</text:p>
      <text:p text:style-name="Standard"/>
      <text:p text:style-name="Standard"/>
      <text:h text:style-name="Heading_20_1" text:outline-level="1"><text:bookmark-start text:name="_Toc39491438"/><text:bookmark-start text:name="_Toc39175319"/>It is all about looks<text:bookmark-end text:name="_Toc39491438"/><text:bookmark-end text:name="_Toc39175319"/></text:h>
      <text:p text:style-name="Standard"><text:line-break/>What does SDA schema (SDS for short) look like? Well, it looks exactly like SDA. Because that is what it <text:span text:style-name="Standaardalinea-lettertype"><text:span text:style-name="T5">is</text:span></text:span>. This follows the same approach as XML schema (or XSD) which is usually written in XML and JSON schema, which can be written in JSON (or YAML, but that is evil). </text:p>
      <text:p text:style-name="Standard"/>
      <text:p text:style-name="Standard">The good thing about this approach is that you don’t have to learn another “language” to read it (or write another parser to process it). </text:p>
      <text:p text:style-name="Standard"/>
      <text:p text:style-name="Standard">The downside is (at least in the case of SDS) that I am limited by the syntax of SDA, which rules out a few design options. Things would be easier if SDA supported namespaces (but I decided not to go there, so duh).</text:p>
      <text:p text:style-name="Standard"/>
      <text:p text:style-name="Standard"/>
      <text:h text:style-name="Heading_20_2" text:outline-level="2"><text:bookmark-start text:name="_Toc39491439"/><text:bookmark-start text:name="_Toc39175320"/><text:bookmark-start text:name="_Toc39001354"/><text:bookmark-start text:name="_Toc38801306"/><text:bookmark-start text:name="_Toc38481675"/><text:bookmark-start text:name="_Toc38206260"/><text:bookmark-start text:name="_Toc37789549"/><text:bookmark-start text:name="_Toc37538243"/>First contact<text:bookmark-end text:name="_Toc39491439"/><text:bookmark-end text:name="_Toc39175320"/><text:bookmark-end text:name="_Toc39001354"/><text:bookmark-end text:name="_Toc38801306"/><text:bookmark-end text:name="_Toc38481675"/><text:bookmark-end text:name="_Toc38206260"/><text:bookmark-end text:name="_Toc37789549"/><text:bookmark-end text:name="_Toc37538243"/></text:h>
      <text:p text:style-name="Standard"/>
      <text:p text:style-name="Standard">Let's consider the following:</text:p>
      <text:p text:style-name="Standard"/>
      <text:p text:style-name="Standard"/>
      <text:p text:style-name="SDA">addressbook {</text:p>
      <text:p text:style-name="SDA"><text:tab/>contact {</text:p>
      <text:p text:style-name="SDA"><text:tab/><text:tab/>firstname "Alice"</text:p>
      <text:p text:style-name="SDA"><text:tab/><text:tab/>phonenumber "06-21438709"</text:p>
      <text:p text:style-name="SDA"><text:tab/>}</text:p>
      <text:p text:style-name="SDA"><text:tab/>contact {</text:p>
      <text:p text:style-name="SDA"><text:tab/><text:tab/>firstname "Bob"</text:p>
      <text:p text:style-name="SDA"><text:tab/><text:tab/>phonenumber "06-90784523"</text:p>
      <text:p text:style-name="SDA"><text:tab/>}</text:p>
      <text:p text:style-name="SDA">}</text:p>
      <text:p text:style-name="Standard"/>
      <text:p text:style-name="Standard">This SDA content could be used to store your contacts (yes, all two of them). Now assume that we are creating an application that can import bulk contact information in this format and we want to make sure that what we are importing is in the expected format. </text:p>
      <text:p text:style-name="Standard"/>
      <text:p text:style-name="Standard">Or maybe we already have such an application and someone wants to send us a large number of contacts in a file format we can handle. Luckily, they support SDA (what are the chances). </text:p>
      <text:p text:style-name="Standard"/>
      <text:p text:style-name="Standard">In either case, we could use a schema that describes the address book structure. In SDS, such a schema could look like this:</text:p>
      <text:p text:style-name="Standard"><text:soft-page-break/></text:p>
      <text:p text:style-name="P10">schema {</text:p>
      <text:p text:style-name="P10"><text:tab/>node { </text:p>
      <text:p text:style-name="P10"><text:tab/><text:tab/>name "addressbook"</text:p>
      <text:p text:style-name="P10"><text:tab/><text:tab/>node { </text:p>
      <text:p text:style-name="SDA"><text:span text:style-name="Standaardalinea-lettertype"><text:span text:style-name="T2"><text:tab/></text:span></text:span><text:span text:style-name="Standaardalinea-lettertype"><text:span text:style-name="T2"><text:tab/></text:span></text:span><text:span text:style-name="Standaardalinea-lettertype"><text:span text:style-name="T2"><text:tab/></text:span></text:span><text:span text:style-name="Standaardalinea-lettertype"><text:span text:style-name="T7">name "contact" multiplicity "0..*"</text:span></text:span></text:p>
      <text:p text:style-name="SDA"><text:tab/><text:tab/><text:tab/>node { name "firstname" type "string" }</text:p>
      <text:p text:style-name="SDA"><text:tab/><text:tab/><text:tab/>node { name "phonenumber" type "string" }</text:p>
      <text:p text:style-name="SDA"><text:tab/><text:tab/>}</text:p>
      <text:p text:style-name="SDA"><text:tab/>}</text:p>
      <text:p text:style-name="SDA">}</text:p>
      <text:p text:style-name="Standard"/>
      <text:p text:style-name="Standard">Note how the node <text:span text:style-name="Default_20_Paragraph_20_Font"><text:span text:style-name="T5">tags</text:span></text:span> (<text:span text:style-name="Default_20_Paragraph_20_Font"><text:span text:style-name="T8">schema, node, name, multiplicity, type</text:span></text:span>) are part of the SDS vocabulary, and the simple node <text:span text:style-name="Default_20_Paragraph_20_Font"><text:span text:style-name="T5">values</text:span></text:span> (in quotes) define your use case. The simple nodes are <text:span text:style-name="Default_20_Paragraph_20_Font"><text:span text:style-name="T5">attributes</text:span></text:span><text:span text:style-name="Footnote_20_Reference"><text:span text:style-name="T5"><text:note text:id="ftn1" text:note-class="footnote"><text:note-citation>1</text:note-citation><text:note-body><text:p text:style-name="Footnote_20_Text"><text:s/><text:span text:style-name="Default_20_Paragraph_20_Font"><text:span text:style-name="T11">We use the word attribute only in the co</text:span></text:span><text:span text:style-name="Default_20_Paragraph_20_Font"><text:span text:style-name="T11">ntext of </text:span></text:span><text:span text:style-name="Default_20_Paragraph_20_Font"><text:span text:style-name="T12">SDS terminology</text:span></text:span><text:span text:style-name="Default_20_Paragraph_20_Font"><text:span text:style-name="T11"> to describe properties of components. You may recall that SDA has no attributes (like in XML).</text:span></text:span></text:p></text:note-body></text:note></text:span></text:span> of the complex ones which are usually referred to as <text:span text:style-name="Default_20_Paragraph_20_Font"><text:span text:style-name="T5">components</text:span></text:span>. Components are type definitions, or model groups (which we will meet later).</text:p>
      <text:p text:style-name="Standard"/>
      <text:p text:style-name="Standard">In this example, the schema defines an address book as an SDA node named ‘addressbook’ that contains another node named ‘contact’, which in turn has two nodes named ‘firstname’ and ‘phonenumber’. </text:p>
      <text:p text:style-name="Standard"/>
      <text:p text:style-name="Standard">We also infer (from the multiplicity attribute) that there can be more than one contact node, with a minimum of 0 – so the book can be empty - and no specified maximum, which is indicated by the asterisk. In other words, contacts are <text:span text:style-name="Standaardalinea-lettertype"><text:span text:style-name="T5">optional</text:span></text:span> and may be <text:span text:style-name="Standaardalinea-lettertype"><text:span text:style-name="T5">repeating</text:span></text:span>.</text:p>
      <text:p text:style-name="Standard"/>
      <text:p text:style-name="Standard">The two nodes that hold the actual contact information (the first name and phone number) have default multiplicity, which means they must occur <text:span text:style-name="Standaardalinea-lettertype"><text:span text:style-name="T17">exactly</text:span></text:span> <text:span text:style-name="T5">once</text:span>. Or, in order words, they are <text:span text:style-name="Standaardalinea-lettertype"><text:span text:style-name="T5">mandatory</text:span></text:span> for a contact. It is safe to assume that everybody has a name and without a phone you have no business being in the book anyway.</text:p>
      <text:p text:style-name="Standard"/>
      <text:p text:style-name="Standard">The final observation we make is that both name and phone number are of type “string”, which means they can be practically anything (for a real use case maybe not the best choice).</text:p>
      <text:p text:style-name="Standard"/>
      <text:p text:style-name="Standard">And that is all. Well, it is not of course. It never is. But in terms of concepts, this is the gist of it. The remainder of this document will re-iterate and discuss this, and more, in pain-staking detail, rest assured.</text:p>
      <text:p text:style-name="Standard"/>
      <text:p text:style-name="Standard"/>
      <text:h text:style-name="Heading_20_2" text:outline-level="2"><text:bookmark-start text:name="_Toc39491440"/><text:bookmark-start text:name="_Toc39175321"/><text:bookmark-start text:name="_Toc39001355"/><text:bookmark-start text:name="_Toc38801307"/><text:bookmark-start text:name="_Toc38481676"/><text:bookmark-start text:name="_Toc38206261"/><text:bookmark-start text:name="_Toc37789550"/><text:bookmark-start text:name="_Toc37538244"/>Dolls, salami and blinds<text:bookmark-end text:name="_Toc39491440"/><text:bookmark-end text:name="_Toc39175321"/><text:bookmark-end text:name="_Toc39001355"/><text:bookmark-end text:name="_Toc38801307"/><text:bookmark-end text:name="_Toc38481676"/><text:bookmark-end text:name="_Toc38206261"/><text:bookmark-end text:name="_Toc37789550"/><text:bookmark-end text:name="_Toc37538244"/></text:h>
      <text:p text:style-name="Standard"/>
      <text:p text:style-name="Standard">Have another look at the schema at the top of this page. It defines the data structure in a top-down fashion, starting with the root node (‘addressbook’) and recurses into the child nodes until the entire SDA document is specified. </text:p>
      <text:p text:style-name="Standard"/>
      <text:p text:style-name="Standard">In XML schema, this pattern is called “Russian Doll” after the decorative dolls that contain smaller dolls, containing even smaller ones, and so forth.</text:p>
      <text:p text:style-name="Standard"/>
      <text:p text:style-name="Standard">An alternative way to accomplish the same thing in another way, is to declare small “building blocks” that make up your data and refer to these in order to build the bigger structure(s) in your document. </text:p>
      <text:p text:style-name="Standard"/>
      <text:p text:style-name="Standard">In XML schema, this pattern is called “Salami Slice” or “Venetian Blind”, depending on whether your building blocks are declared as elements or types. In SDS, that distinction is not explicit; a node declared in the main schema section is a re-useable type, that can be referred to by other nodes. I will liberally use the terms node and type interchangeably.</text:p>
      <text:p text:style-name="Standard"/>
      <text:p text:style-name="Standard">Applying this pattern to the address book schema, here is what that looks like:</text:p>
      <text:p text:style-name="Standard"/>
      <text:p text:style-name="SDA"><text:soft-page-break/>schema {</text:p>
      <text:p text:style-name="SDA"><text:bookmark-start text:name="_Hlk38809578"/><text:tab/>node {</text:p>
      <text:p text:style-name="SDA"><text:tab/><text:tab/>name "contact"</text:p>
      <text:p text:style-name="SDA"><text:tab/><text:tab/>node { name "firstname" type "string" }</text:p>
      <text:p text:style-name="SDA"><text:tab/><text:tab/>node { name "phonenumber" type "string" }</text:p>
      <text:p text:style-name="SDA"><text:tab/>}</text:p>
      <text:p text:style-name="SDA"><text:bookmark-end text:name="_Hlk38809578"/><text:tab/>node {</text:p>
      <text:p text:style-name="SDA"><text:tab/><text:tab/>name "addressbook"</text:p>
      <text:p text:style-name="SDA"><text:tab/><text:tab/>node { type "contact" multiplicity "0..*" }</text:p>
      <text:p text:style-name="SDA"><text:tab/>}</text:p>
      <text:p text:style-name="SDA">}</text:p>
      <text:p text:style-name="Standard"/>
      <text:p text:style-name="Standard">As you can see, we moved the definition of the ‘contact’ node to the main section, and made a reference to the newly created contact <text:span text:style-name="Standaardalinea-lettertype"><text:span text:style-name="T5">type</text:span></text:span> in the ‘addressbook’. In doing so, we omitted the name attribute, but that is fine, it will default to the name of the type.</text:p>
      <text:p text:style-name="Standard"/>
      <text:p text:style-name="Standard">What we achieved is re-usability of the ‘contact’ definition. Granted, in this example that is not a real issue, but just to make my point, I modified the address book so I can store my own contact details in an ‘owner’ node:</text:p>
      <text:p text:style-name="Standard"/>
      <text:p text:style-name="SDA">…</text:p>
      <text:p text:style-name="SDA"><text:tab/>node {</text:p>
      <text:p text:style-name="SDA"><text:tab/><text:tab/>name "addressbook"</text:p>
      <text:p text:style-name="P12">node { name “owner” type “contact” }</text:p>
      <text:p text:style-name="SDA"><text:tab/><text:tab/>node { type "contact" multiplicity "0..*" }</text:p>
      <text:p text:style-name="SDA"><text:tab/>}</text:p>
      <text:p text:style-name="SDA">…</text:p>
      <text:p text:style-name="Standard"/>
      <text:p text:style-name="Standard">Using the name attribute I set this node apart from regular contacts, and since there is only one owner, I omitted the multiplicity to make it singular and mandatory. The book then, could look like this:</text:p>
      <text:p text:style-name="Standard"/>
      <text:p text:style-name="SDA">addressbook {</text:p>
      <text:p text:style-name="SDA"><text:tab/>owner {</text:p>
      <text:p text:style-name="SDA"><text:tab/><text:tab/>firstname "Harold"</text:p>
      <text:p text:style-name="SDA"><text:tab/><text:tab/>phonenumber "06-52695869"</text:p>
      <text:p text:style-name="SDA"><text:tab/>}</text:p>
      <text:p text:style-name="SDA"><text:tab/>contact {</text:p>
      <text:p text:style-name="SDA"><text:tab/><text:tab/>firstname "Alice"</text:p>
      <text:p text:style-name="SDA"><text:tab/><text:tab/>phonenumber "06-21438709"</text:p>
      <text:p text:style-name="SDA"><text:tab/>}</text:p>
      <text:p text:style-name="SDA"><text:tab/>…</text:p>
      <text:p text:style-name="SDA">}</text:p>
      <text:p text:style-name="Standard"/>
      <text:p text:style-name="Standard">We can take “typing” even further, by moving out simple types to the main section as well:</text:p>
      <text:p text:style-name="Standard"/>
      <text:p text:style-name="P4">schema {</text:p>
      <text:p text:style-name="P17">node { name "phonenumber" type "string" }</text:p>
      <text:p text:style-name="P4"><text:tab/>node {</text:p>
      <text:p text:style-name="P4"><text:tab/><text:tab/>name "contact"</text:p>
      <text:p text:style-name="P18"><text:tab/>node { name "firstname" type "string" }</text:p>
      <text:p text:style-name="P18"><text:tab/>node { type "phonenumber" }</text:p>
      <text:p text:style-name="P4"><text:tab/>}</text:p>
      <text:p text:style-name="P20">…</text:p>
      <text:p text:style-name="P4">}</text:p>
      <text:p text:style-name="Standard"/>
      <text:p text:style-name="Standard">In general, this has no benefit for a simple type, unless it has been customized<text:span text:style-name="Standaardalinea-lettertype"><text:span text:style-name="T5"> </text:span></text:span>and re-used in several places. For instance, the ‘phonenumber’ node could be restricted to allow only sensible values, and act as a super-type for say, a ‘homenumber’ or a ‘mobilenumber’. </text:p>
      <text:p text:style-name="Standard"/>
      <text:p text:style-name="Standard"/>
      <text:h text:style-name="Heading_20_2" text:outline-level="2"><text:bookmark-start text:name="_Toc39491441"/><text:bookmark-start text:name="_Toc39175322"/><text:bookmark-start text:name="_Toc39001356"/><text:bookmark-start text:name="_Toc38801308"/><text:bookmark-start text:name="_Toc38481677"/><text:bookmark-start text:name="_Toc38206262"/><text:bookmark-start text:name="_Toc37789551"/><text:soft-page-break/>Finding the root<text:bookmark-end text:name="_Toc39491441"/><text:bookmark-end text:name="_Toc39175322"/><text:bookmark-end text:name="_Toc39001356"/><text:bookmark-end text:name="_Toc38801308"/><text:bookmark-end text:name="_Toc38481677"/><text:bookmark-end text:name="_Toc38206262"/><text:bookmark-end text:name="_Toc37789551"/></text:h>
      <text:p text:style-name="Standard"/>
      <text:p text:style-name="Standard">Looking at the “Russian Doll” style schema, it is visually clear that we intend ‘addressbook’ to be the root node of the document defined by the schema, since all other nodes are <text:span text:style-name="Standaardalinea-lettertype"><text:span text:style-name="T5">local</text:span></text:span> to it. </text:p>
      <text:p text:style-name="Standard"/>
      <text:p text:style-name="Standard">When moving out types to the main schema section, this is no longer apparent, because each of them could – at least in theory - act as a root node. </text:p>
      <text:p text:style-name="Standard"/>
      <text:p text:style-name="Standard">Depending on the number of nodes in the main section that may be a problem or at the very least confusing. If you feel that it is imperative to designate the root node, you can do so by using the type attribute in the schema node:</text:p>
      <text:p text:style-name="Standard"/>
      <text:p text:style-name="P4">schema {</text:p>
      <text:p text:style-name="Standard"><text:span text:style-name="Default_20_Paragraph_20_Font"><text:span text:style-name="T8"><text:tab/></text:span></text:span><text:span text:style-name="Default_20_Paragraph_20_Font"><text:span text:style-name="T9">type "addressbook"</text:span></text:span></text:p>
      <text:p text:style-name="P4"><text:tab/>node {</text:p>
      <text:p text:style-name="P4"><text:tab/><text:tab/>name "contact"</text:p>
      <text:p text:style-name="P18"><text:tab/>node { name "firstname" type "string" }</text:p>
      <text:p text:style-name="P18"><text:tab/>node { name "phonenumber" type "string" }</text:p>
      <text:p text:style-name="P4"><text:tab/>}</text:p>
      <text:p text:style-name="P4"><text:tab/>node {</text:p>
      <text:p text:style-name="P4"><text:tab/><text:tab/>name "addressbook"</text:p>
      <text:p text:style-name="P4"><text:tab/><text:tab/>node { type "contact" multiplicity "0..*" }</text:p>
      <text:p text:style-name="P4"><text:tab/>}</text:p>
      <text:p text:style-name="P4">}</text:p>
      <text:p text:style-name="Standard"/>
      <text:p text:style-name="Standard">It doesn’t really matter where exactly the designated root node is located and whether nodes are declared in order of their “appearance” or not – any order you prefer is fine.</text:p>
      <text:p text:style-name="Standard"/>
      <text:p text:style-name="Standard"/>
      <text:h text:style-name="Heading_20_2" text:outline-level="2"><text:bookmark-start text:name="_Toc39491442"/><text:bookmark-start text:name="_Toc39175323"/><text:bookmark-start text:name="_Toc39001357"/><text:bookmark-start text:name="_Toc38801309"/><text:bookmark-start text:name="_Toc38481678"/><text:bookmark-start text:name="_Toc38206263"/><text:bookmark-start text:name="_Toc37789552"/>More on multiplicity<text:bookmark-end text:name="_Toc39491442"/><text:bookmark-end text:name="_Toc39175323"/><text:bookmark-end text:name="_Toc39001357"/><text:bookmark-end text:name="_Toc38801309"/><text:bookmark-end text:name="_Toc38481678"/><text:bookmark-end text:name="_Toc38206263"/><text:bookmark-end text:name="_Toc37789552"/></text:h>
      <text:p text:style-name="Standard"/>
      <text:p text:style-name="Standard">Here is a list of the most common values that multiplicity will take:</text:p>
      <text:p text:style-name="Standard"/>
      <text:p text:style-name="Standard"><text:span text:style-name="Standaardalinea-lettertype"><text:span text:style-name="T13">1..1</text:span></text:span><text:tab/>is the default, e.g. it is equivalent to omitting the multiplicity altogether. It means the </text:p>
      <text:p text:style-name="Standard">or <text:span text:style-name="Default_20_Paragraph_20_Font"><text:span text:style-name="T13">1</text:span></text:span><text:tab/>node is singular and mandatory – it must occur <text:span text:style-name="Standaardalinea-lettertype"><text:span text:style-name="T5">exactly</text:span></text:span> once for the data to be valid.</text:p>
      <text:p text:style-name="P26"/>
      <text:p text:style-name="P26"><text:span text:style-name="Standaardalinea-lettertype"><text:span text:style-name="T13">0..1</text:span></text:span><text:tab/>also indicates a singular node, but its presence is optional. It can occur at <text:span text:style-name="Standaardalinea-lettertype"><text:span text:style-name="T5">most</text:span></text:span> once.</text:p>
      <text:p text:style-name="P26"/>
      <text:p text:style-name="P26"><text:span text:style-name="Standaardalinea-lettertype"><text:span text:style-name="T13">1..*</text:span></text:span><text:tab/>indicates mandatory and unbounded presence; the node must occur at <text:span text:style-name="Standaardalinea-lettertype"><text:span text:style-name="T5">le</text:span></text:span><text:span text:style-name="Standaardalinea-lettertype"><text:span text:style-name="T5">ast</text:span></text:span> once.</text:p>
      <text:p text:style-name="Standard"/>
      <text:p text:style-name="P26"><text:span text:style-name="Standaardalinea-lettertype"><text:span text:style-name="T13">0..*</text:span></text:span><text:tab/>means optional and unbounded. The node may occur any number of times or not at all.</text:p>
      <text:p text:style-name="P26"/>
      <text:p text:style-name="Standard">It is not often that you will come across a node that must occur – say - exactly 2 times, or somewhere or between 4 and 8 times. But in case you have this requirement, the general syntax for specifying multiplicity is </text:p>
      <text:p text:style-name="Standard"/>
      <text:p text:style-name="P26"><text:span text:style-name="Standaardalinea-lettertype"><text:span text:style-name="T6">n</text:span></text:span><text:span text:style-name="Standaardalinea-lettertype">..</text:span><text:span text:style-name="Standaardalinea-lettertype"><text:span text:style-name="T6">m</text:span></text:span> <text:tab/>where <text:span text:style-name="Default_20_Paragraph_20_Font"><text:span text:style-name="T6">n</text:span></text:span> and <text:span text:style-name="Standaardalinea-lettertype"><text:span text:style-name="T6">m</text:span></text:span> are both non-negative integers and <text:span text:style-name="Default_20_Paragraph_20_Font"><text:span text:style-name="T6">n</text:span></text:span><text:span text:style-name="Standaardalinea-lettertype"><text:span text:style-name="T13"> </text:span></text:span><text:span text:style-name="Default_20_Paragraph_20_Font"><text:span text:style-name="T13">&lt;=</text:span></text:span><text:span text:style-name="Standaardalinea-lettertype"><text:span text:style-name="T13"> </text:span></text:span><text:span text:style-name="Standaardalinea-lettertype"><text:span text:style-name="T6">m</text:span></text:span>, </text:p>
      <text:p text:style-name="Standard"><text:span text:style-name="Standaardalinea-lettertype"><text:span text:style-name="T6">n</text:span></text:span><text:span text:style-name="Standaardalinea-lettertype">..</text:span><text:span text:style-name="Standaardalinea-lettertype"><text:span text:style-name="T13">*</text:span></text:span><text:span text:style-name="Standaardalinea-lettertype"><text:tab/>where </text:span><text:span text:style-name="Default_20_Paragraph_20_Font"><text:span text:style-name="T6">*</text:span></text:span> means unbounded occurrence, or</text:p>
      <text:p text:style-name="Standard"><text:span text:style-name="Default_20_Paragraph_20_Font"><text:span text:style-name="T6">n</text:span></text:span><text:tab/>which means the node must occur exactly <text:span text:style-name="Default_20_Paragraph_20_Font"><text:span text:style-name="T6">n</text:span></text:span> times.</text:p>
      <text:p text:style-name="P26"/>
      <text:p text:style-name="Standard">This includes <text:span text:style-name="Standaardalinea-lettertype"><text:span text:style-name="T13">0 </text:span></text:span><text:span text:style-name="Standaardalinea-lettertype">(or </text:span><text:span text:style-name="Standaardalinea-lettertype"><text:span text:style-name="T13">0..0</text:span></text:span><text:span text:style-name="Standaardalinea-lettertype">)</text:span>, which means the node may not occur at all. That makes little sense, as you would not declare such a node to begin with. But you can think of this as an easy way to “disable” or “comment out” the node without having to remove it from the schema.</text:p>
      <text:p text:style-name="Standard"/>
      <text:p text:style-name="Standard">One final thing about multiplicity (which you may feel is trivial) is that it is not an intrinsic property of a type but rather one that depends on the current context. The ‘contact’ node is not repeatable because you expect to have more than one contact, but because you usually have more than one <text:span text:style-name="Standaardalinea-lettertype"><text:span text:style-name="T5">in an address book</text:span></text:span>.</text:p>
      <text:p text:style-name="Standard"/>
      <text:p text:style-name="Standard"><text:soft-page-break/>Likewise, there is nothing inherently singular about an ‘addressbook’, as you could have a whole bunch of them by extending the schema like this:</text:p>
      <text:p text:style-name="Standard"/>
      <text:p text:style-name="SDA"><text:tab/>node {</text:p>
      <text:p text:style-name="SDA"><text:tab/><text:tab/>name "shelf" node { type "addressbook" multiplicity "0..*" }</text:p>
      <text:p text:style-name="SDA"><text:tab/>}</text:p>
      <text:p text:style-name="Standard"/>
      <text:p text:style-name="Standard"/>
      <text:p text:style-name="Standard">Enough, let’s go on to types!</text:p>
      <text:p text:style-name="Standard"/>
      <text:p text:style-name="Standard"/>
      <text:h text:style-name="Heading_20_1" text:outline-level="1"><text:bookmark-start text:name="_Toc39491443"/><text:bookmark-start text:name="_Toc39175324"/><text:bookmark-start text:name="_Toc39001358"/><text:bookmark-start text:name="_Toc38801310"/><text:bookmark-start text:name="_Toc38481679"/><text:bookmark-start text:name="_Toc38206264"/><text:bookmark-start text:name="_Toc37789553"/>Typ<text:bookmark-end text:name="_Toc37789553"/>icalities<text:bookmark-end text:name="_Toc39491443"/><text:bookmark-end text:name="_Toc39175324"/><text:bookmark-end text:name="_Toc39001358"/><text:bookmark-end text:name="_Toc38801310"/><text:bookmark-end text:name="_Toc38481679"/><text:bookmark-end text:name="_Toc38206264"/></text:h>
      <text:p text:style-name="Standard"/>
      <text:p text:style-name="Standard">Up to now we have only seen the “string” type in our schema definition. Obviously we will need more than that to make sure our data is correctly interpreted by others. Without further ado, here are the content types supported by SDS:</text:p>
      <text:p text:style-name="Standard"/>
      <text:p text:style-name="Standard"/>
      <text:p text:style-name="P27"><text:span text:style-name="Standaardalinea-lettertype"><text:span text:style-name="T14">string</text:span></text:span><text:span text:style-name="Standaardalinea-lettertype"><text:span text:style-name="T13"> </text:span></text:span><text:span text:style-name="Standaardalinea-lettertype"><text:span text:style-name="T13"><text:tab/></text:span></text:span>the general purpose type, without restrictions other than that the data is text (characters in the current encoding). This type is not suitable for binary data.</text:p>
      <text:p text:style-name="Standard"/>
      <text:p text:style-name="P27"><text:span text:style-name="Standaardalinea-lettertype"><text:span text:style-name="T14">binary</text:span></text:span><text:span text:style-name="Standaardalinea-lettertype"><text:span text:style-name="T13"><text:tab/></text:span></text:span>a type suitable for binary data, represented as a string (MIME base64 encoding).</text:p>
      <text:p text:style-name="P27"/>
      <text:p text:style-name="P27"><text:span text:style-name="Standaardalinea-lettertype"><text:span text:style-name="T14">integer</text:span></text:span><text:tab/>this type implies that your data is to be interpreted as a positive or negative number without a fractional part, and zero.</text:p>
      <text:p text:style-name="P27"/>
      <text:p text:style-name="P27"><text:span text:style-name="Standaardalinea-lettertype"><text:span text:style-name="T14">decimal</text:span></text:span><text:tab/>a general numeric type, that includes the aforementioned integer type, and decimal as well as scientific representations. </text:p>
      <text:p text:style-name="P27"/>
      <text:p text:style-name="P27"><text:span text:style-name="Standaardalinea-lettertype"><text:span text:style-name="T14">date</text:span></text:span>,<text:tab/>a type for a calendar date, and one for a specific point in time.</text:p>
      <text:p text:style-name="P27"><text:span text:style-name="Standaardalinea-lettertype"><text:span text:style-name="T14">datetime</text:span></text:span><text:tab/> </text:p>
      <text:p text:style-name="P27"/>
      <text:p text:style-name="P27"><text:span text:style-name="Standaardalinea-lettertype"><text:span text:style-name="T14">boolean</text:span></text:span><text:tab/>the well-known truth values type (true or false).</text:p>
      <text:p text:style-name="P28"/>
      <text:p text:style-name="P8"/>
      <text:p text:style-name="Standard">Compared to the myriad of types and sub-types that are supported in XML schema, this may seem limited to you. That is true; both SDA and SDS are a trade-off between versatility and simplicity (or necessity). And that approach can be limiting in some ways. On the other hand, when was the last time you actually used a <text:span text:style-name="Default_20_Paragraph_20_Font"><text:span text:style-name="T8">gMonthDate</text:span></text:span> type?</text:p>
      <text:p text:style-name="Standard"/>
      <text:p text:style-name="Standard">Having said that, you can use certain attributes (those called <text:span text:style-name="Standaardalinea-lettertype"><text:span text:style-name="T5">facets</text:span></text:span>; covered later) to restrict any of the built-in types and mimic most of the derived types that you feel are conspicuously absent. </text:p>
      <text:p text:style-name="Standard"/>
      <text:p text:style-name="Standard">But before we go there, I have to explain the difference between the so-called value space and lexical space.</text:p>
      <text:p text:style-name="Standard"/>
      <text:p text:style-name="Standard"/>
      <text:h text:style-name="Heading_20_2" text:outline-level="2"><text:bookmark-start text:name="_Toc39491444"/><text:bookmark-start text:name="_Toc39175325"/>Matters of space<text:bookmark-end text:name="_Toc39491444"/><text:bookmark-end text:name="_Toc39175325"/></text:h>
      <text:p text:style-name="Standard"/>
      <text:p text:style-name="Standard">The value space is the set of distinct and valid values for a particular type. The lexical space is the set of valid <text:span text:style-name="Default_20_Paragraph_20_Font"><text:span text:style-name="T5">representations</text:span></text:span> of that value. An example will help to clarify this: 42 is a single value from the value space of a number. However, it may be represented as “42”, or “42.0”, or as “forty-two”, or even “the answer to life, the universe and everything”.</text:p>
      <text:p text:style-name="Standard"/>
      <text:p text:style-name="Standard">With that in mind, we will shortly review the SDS types listed at the beginning of this chapter, except the string type which has no restrictions in either space.</text:p>
      <text:p text:style-name="Standard"/>
      <text:p text:style-name="Standard"><text:soft-page-break/></text:p>
      <text:p text:style-name="P8">binary</text:p>
      <text:p text:style-name="Standard"/>
      <text:p text:style-name="Standard">The lexical space of this type allows both a single line representation and a “formatted” one with line-breaks and possibly other white-space. For example:</text:p>
      <text:p text:style-name="Standard"/>
      <text:p text:style-name="P6">logo { </text:p>
      <text:p text:style-name="P6"><text:s/>icon "iVBORw0KGgoAAAANSUhEUgAAAAsAAAAUCAYAAABbLMdoAAAAAXNSR0IArs4c6QAAAARnQU1BAACx</text:p>
      <text:p text:style-name="P21">jwv8YQUAAAAJcEhZcwAAEnQAABJ0Ad5mH3gAAAECSURBVDhPdZLLrYQwDEXNpwIQS8QGGqA5GqAO</text:p>
      <text:p text:style-name="P21">CkCIEqiCLWsWSOwRH0/scd4jYziSiW9yHZwo3nVdCDc8z5MMwKyB7/uA+LX4/BWssSgKzoMggK7r</text:p>
      <text:p text:style-name="P21">/jegnW0QZgqbpuHcYtf/zMQwDJjnOed2/h5OG9M0QVmWojSOmXo8jkOURplNB6I0jnmeZ4jjWNQD</text:p>
      <text:p text:style-name="P21">1LjFSDQFnP8ejoJ+i9u2sbFt21cjBbex7zsNEEURj69QhcVIXNeV899dKXjnrw+grmuoqorzJ5zb</text:p>
      <text:p text:style-name="P21">SNMUlmURpXHM53nyK3tDmcMwFKVxzFmWwTiOoh64n5YwU9j3PecWu67MRJIkXERhHj/PKfO9gHDv</text:p>
      <text:p text:style-name="P21">/MIPGRRsF7jd6noAAAAASUVORK5CYII=" filename="curlybrace.png"</text:p>
      <text:p text:style-name="P6">}</text:p>
      <text:p text:style-name="Standard"/>
      <text:p text:style-name="Standard"/>
      <text:p text:style-name="P8">integer</text:p>
      <text:p text:style-name="Standard"/>
      <text:p text:style-name="Standard">The lexical space of this type is identical to the value space. That is, it allows integers to be represented in their canonical form only, such as “-2”, “0” or “4”. </text:p>
      <text:p text:style-name="Standard"/>
      <text:p text:style-name="Standard">Note that this is different from the XSD schema integer type, which allows values like “+007” and “-0”. If you need that kind of freedom, you should use the decimal type instead.</text:p>
      <text:p text:style-name="Standard"/>
      <text:p text:style-name="Standard"/>
      <text:p text:style-name="P8">decimal</text:p>
      <text:p text:style-name="Standard"/>
      <text:p text:style-name="Standard">The lexical space of this type includes about everything that can be unambiguously interpreted as a (rational) number. It includes all integers (with or without a leading + or - sign or 0’s), all decimals with a dot separating the fractional part, as well as scientific E notation.</text:p>
      <text:p text:style-name="Standard"/>
      <text:p text:style-name="Standard">For example: “42”, “-.27315”, “+0.314159”, “6.022E23”, or “-1.602e-19”.</text:p>
      <text:p text:style-name="P8"/>
      <text:p text:style-name="P8"/>
      <text:p text:style-name="P8">date</text:p>
      <text:p text:style-name="P8"/>
      <text:p text:style-name="Standard">This is a simple type representing a Gregorian calendar date, intended for practical use. Its lexical space is the familiar “YYYY-MM-DD” notation. It supports neither negative dates (B.C.) nor dates beyond the year 9999. Also, it lacks a time zone, which – without knowing the time - is of limited use anyway.</text:p>
      <text:p text:style-name="Standard"/>
      <text:p text:style-name="Standard">For example, when I tell you I am born on “1968-02-28”, it goes without saying that for some people on this planet it may have been the 27<text:span text:style-name="Default_20_Paragraph_20_Font"><text:span text:style-name="T15">th</text:span></text:span>, or the 29<text:span text:style-name="Default_20_Paragraph_20_Font"><text:span text:style-name="T15">th</text:span></text:span> of February depending on the time I was born, which – by the way – I do not know. Adding a time zone hardly narrows it down, much like my father always says he was “at the pub” when my mother gave birth.</text:p>
      <text:p text:style-name="P8"/>
      <text:p text:style-name="P8"/>
      <text:p text:style-name="P8">datetime</text:p>
      <text:p text:style-name="P8"/>
      <text:p text:style-name="Standard">To make up for the inherent limitations of our date type, SDS supports the datetime type, which identifies a specific point in time and has a lexical space more-or-less defined by the well-known ISO 8601 extended format: <text:span text:style-name="Default_20_Paragraph_20_Font"><text:span text:style-name="T1">[-]CCYY-MM-DDThh:mm:ss[.fff](Z|(+|-)hh:mm).</text:span></text:span></text:p>
      <text:p text:style-name="P9"/>
      <text:p text:style-name="Standard"><text:span text:style-name="Default_20_Paragraph_20_Font"><text:span text:style-name="T1">I say more-or-less, because there is a price to pay for accuracy. Unlike in the real ISO 8601 format, in SDS the time zone is actually </text:span></text:span><text:span text:style-name="Default_20_Paragraph_20_Font"><text:span text:style-name="T3">mandatory</text:span></text:span><text:span text:style-name="Default_20_Paragraph_20_Font"><text:span text:style-name="T1">. This may sound harsh, but it fixes one of the most common problems in data exchange: undetermined time zone</text:span></text:span><text:span text:style-name="Default_20_Paragraph_20_Font"><text:span text:style-name="T1">s. </text:span></text:span></text:p>
      <text:p text:style-name="P9"/>
      <text:p text:style-name="Standard"><text:span text:style-name="Default_20_Paragraph_20_Font"><text:span text:style-name="T1">Whether you assume UTC or local time, it is unlikely everyone will make the same assumption all of the time, causing all kinds of exotic issues in applications.</text:span></text:span></text:p>
      <text:p text:style-name="P9"/>
      <text:p text:style-name="P9"><text:soft-page-break/></text:p>
      <text:p text:style-name="P8">boolean</text:p>
      <text:p text:style-name="P8"/>
      <text:p text:style-name="Standard"><text:span text:style-name="Default_20_Paragraph_20_Font"><text:span text:style-name="T1">And finally, the humble Boolean, the lexical space of which allows </text:span></text:span><text:span text:style-name="Default_20_Paragraph_20_Font"><text:span text:style-name="T3">only</text:span></text:span><text:span text:style-name="Default_20_Paragraph_20_Font"><text:span text:style-name="T1"> </text:span></text:span><text:span text:style-name="Default_20_Paragraph_20_Font"><text:span text:style-name="T1">“true” or “false”, in lowercase only. And “0” or “1” are not accepted either!</text:span></text:span></text:p>
      <text:p text:style-name="Normal"><text:bookmark-start text:name="_Toc38206265"/><text:bookmark-start text:name="_Toc37789554"/></text:p>
      <text:p text:style-name="Normal"><text:bookmark-start text:name="_Toc38801317"/><text:bookmark-start text:name="_Toc38481686"/></text:p>
      <text:h text:style-name="Heading_20_2" text:outline-level="2"><text:bookmark-start text:name="_Toc39491445"/><text:bookmark-start text:name="_Toc39175326"/><text:bookmark-start text:name="_Toc39001365"/>Facets<text:bookmark-end text:name="_Toc37789554"/> of restriction<text:bookmark-end text:name="_Toc38206265"/><text:bookmark-end text:name="_Toc38801317"/><text:bookmark-end text:name="_Toc38481686"/><text:bookmark-end text:name="_Toc39491445"/><text:bookmark-end text:name="_Toc39175326"/><text:bookmark-end text:name="_Toc39001365"/></text:h>
      <text:p text:style-name="Standard"/>
      <text:p text:style-name="Standard">Facets are special attributes to restrict the built-in types and create sub-types as it were. The imperative word here is <text:span text:style-name="Default_20_Paragraph_20_Font"><text:span text:style-name="T5">restrict</text:span></text:span>; there is no way you can extend the value or lexical space of any type using a facet. Here are the facets at your disposal:</text:p>
      <text:p text:style-name="Standard"/>
      <text:p text:style-name="Standard"/>
      <text:p text:style-name="P8">length</text:p>
      <text:p text:style-name="Standard"/>
      <text:p text:style-name="Standard">This facet applies to string and binary types. The restriction on length is specified in the exact same syntax we encountered when talking about multiplicity: <text:span text:style-name="Standaardalinea-lettertype"><text:span text:style-name="T6">n</text:span></text:span><text:span text:style-name="Standaardalinea-lettertype">[..</text:span><text:span text:style-name="Standaardalinea-lettertype"><text:span text:style-name="T6">m</text:span></text:span><text:span text:style-name="Standaardalinea-lettertype"> or </text:span><text:span text:style-name="Standaardalinea-lettertype"><text:span text:style-name="T13">*</text:span></text:span><text:span text:style-name="Standaardalinea-lettertype">]. For a string type, length is the number of characters, whereas for binary types it is the number of </text:span><text:span text:style-name="Standaardalinea-lettertype"><text:span text:style-name="T5">bytes</text:span></text:span><text:span text:style-name="Standaardalinea-lettertype">. Here are a few examples:</text:span></text:p>
      <text:p text:style-name="Standard"/>
      <text:p text:style-name="P5">node { name "char3" type "string" length "3" }</text:p>
      <text:p text:style-name="P5"/>
      <text:p text:style-name="P5">node { name "nonEmptyString" type "string" length "1..*" }</text:p>
      <text:p text:style-name="Standard"/>
      <text:p text:style-name="P5">node { name "imageMax1MB" type "binary" length "0..1048576" }</text:p>
      <text:p text:style-name="Standard"/>
      <text:p text:style-name="Standard">Omitting the length facet is equivalent to “0..*”.</text:p>
      <text:p text:style-name="Standard"/>
      <text:p text:style-name="Standard"/>
      <text:p text:style-name="P8">value</text:p>
      <text:p text:style-name="Standard"/>
      <text:p text:style-name="Standard">The value facet restricts the value space of integer, decimal and date(time) types. The syntax is similar to that for length and multiplicity, but the standard interval notation is used - unless a single value is supplied. Limits can be inclusive or exclusive depending on whether brackets (inclusive) or parentheses (exclusive) are used:</text:p>
      <text:p text:style-name="Standard"/>
      <text:p text:style-name="P7">node { name "negativeInteger" type "integer" value "(*..0)" }</text:p>
      <text:p text:style-name="P5"/>
      <text:p text:style-name="P5">node { name "signedByte" type "integer" value "[-128..128]" }</text:p>
      <text:p text:style-name="Standard"/>
      <text:p text:style-name="P5">node { name "temperature" type "decimal" value "[-273.15..*)" }</text:p>
      <text:p text:style-name="P5"/>
      <text:p text:style-name="P5">node { name "PI" type "decimal" value "3.1415926535" }</text:p>
      <text:p text:style-name="P5"/>
      <text:p text:style-name="P5">node { name "today" type "date" value "2020-08-12" }</text:p>
      <text:p text:style-name="P5"/>
      <text:p text:style-name="P5">node { name "thisYear" type "date" value "[2020-01-01..2021-01-01)" }</text:p>
      <text:p text:style-name="P5"/>
      <text:p text:style-name="P5">node { name "now" type "datetime" value "2020-08-12T11:46:00+02:00" }</text:p>
      <text:p text:style-name="P5"/>
      <text:p text:style-name="P5">node { </text:p>
      <text:p text:style-name="P5"><text:tab/>name "today" type "datetime" </text:p>
      <text:p text:style-name="P5"><text:tab/>value "[2020-08-12T00:00:00+02:00..2020-08-13T00:00:00+02:00)" </text:p>
      <text:p text:style-name="P5">}</text:p>
      <text:p text:style-name="Standard"/>
      <text:p text:style-name="Standard">Omitting the value facet is equivalent to “(*..*)”.</text:p>
      <text:p text:style-name="Standard"/>
      <text:p text:style-name="Standard"/>
      <text:p text:style-name="Standard"/>
      <text:p text:style-name="P8"><text:soft-page-break/>pattern</text:p>
      <text:p text:style-name="Standard"/>
      <text:p text:style-name="Standard">The final facet is different from length and value in two ways: first of all it works on all simple types, and second, it restricts the lexical space rather than the value space. A pattern lets you derive all kinds of custom types using the power of a regular expression. The possibilities are literally endless, so here are just a few to whet your appetite:</text:p>
      <text:p text:style-name="Standard"/>
      <text:p text:style-name="P5">node { name "token" type "string" pattern "[^\\s]" }<text:note text:id="ftn2" text:note-class="footnote"><text:note-citation>2</text:note-citation><text:note-body><text:p text:style-name="P31">Remember that the backslash is the SDA escape character, so it must be escaped with another backslash.</text:p></text:note-body></text:note></text:p>
      <text:p text:style-name="Standard"/>
      <text:p text:style-name="P5">node { name "time24" type "string" pattern "([01][0-9]|2[0-3]):[0-5][0-9]" }</text:p>
      <text:p text:style-name="Standard"/>
      <text:p text:style-name="P5">node { name "colour" type "string" pattern "red|yellow|blue" }</text:p>
      <text:p text:style-name="Standard"/>
      <text:p text:style-name="Standard">The last example illustrates how to create an enumeration using a pattern.</text:p>
      <text:p text:style-name="Standard"/>
      <text:p text:style-name="Normal"><text:bookmark-start text:name="_Toc38801321"/></text:p>
      <text:h text:style-name="Heading_20_2" text:outline-level="2"><text:bookmark-start text:name="_Toc39491446"/><text:bookmark-start text:name="_Toc39175327"/><text:bookmark-start text:name="_Toc39001369"/>The nothing that is<text:bookmark-end text:name="_Toc38801321"/><text:bookmark-end text:name="_Toc39491446"/><text:bookmark-end text:name="_Toc39175327"/><text:bookmark-end text:name="_Toc39001369"/></text:h>
      <text:p text:style-name="Standard"/>
      <text:p text:style-name="Standard">This is a perfect opportunity for me to rant about empty nodes and why you should try to avoid them. Oh wait, I already did that years ago. Please refer to the SDA specification, in particular the sections about empty nodes and the lack of explicit nil.</text:p>
      <text:p text:style-name="Standard"/>
      <text:p text:style-name="Standard">So, while there is nothing “illegal” about empty nodes in SDA, you should not get in the habit of creating them if it can be avoided. Not merely because it is a waste of bandwidth, but also because <text:span text:style-name="Default_20_Paragraph_20_Font"><text:span text:style-name="T1">funny things can happen when they are processed by non-suspecti</text:span></text:span><text:span text:style-name="Default_20_Paragraph_20_Font"><text:span text:style-name="T1">ng applications.</text:span></text:span></text:p>
      <text:p text:style-name="P9"/>
      <text:p text:style-name="Standard"><text:span text:style-name="Default_20_Paragraph_20_Font"><text:span text:style-name="T1">Schema validation will help you catch emptiness when it is potentially dangerous. </text:span></text:span>For example, if somewhere in your schema you have this:</text:p>
      <text:p text:style-name="Standard"/>
      <text:p text:style-name="P23"><text:span text:style-name="Standaardalinea-lettertype"><text:span text:style-name="T7">…</text:span></text:span></text:p>
      <text:p text:style-name="P24">node { name "age" type "integer" multiplicity "0..1" }</text:p>
      <text:p text:style-name="P24">…</text:p>
      <text:p text:style-name="P9"/>
      <text:p text:style-name="P9">And the data you are validating against that schema looks like this:</text:p>
      <text:p text:style-name="P9"/>
      <text:p text:style-name="P22">…</text:p>
      <text:p text:style-name="P22">personal { age "" gender "male" }</text:p>
      <text:p text:style-name="P22">…</text:p>
      <text:p text:style-name="P9"/>
      <text:p text:style-name="P9">then validation would (should) reject the empty ‘age’ node. Why? Because “nothing” is not an integer. Nor is it a date, or a Boolean value, for that matter. It is nothing, except an empty string (which is fine for a string type).</text:p>
      <text:p text:style-name="P9"/>
      <text:p text:style-name="P9">In this particular case, since ‘age’ was declared optional (multiplicity 0 to 1), the right thing to do would be to omit it from the ‘personal’ node altogether. So rather than empty, it would be absent, and therefor unknown.</text:p>
      <text:p text:style-name="P9"/>
      <text:p text:style-name="Standard"><text:span text:style-name="Default_20_Paragraph_20_Font"><text:span text:style-name="T1">But what if age had been </text:span></text:span><text:span text:style-name="Default_20_Paragraph_20_Font"><text:span text:style-name="T3">mandatory</text:span></text:span><text:span text:style-name="Default_20_Paragraph_20_Font"><text:span text:style-name="T1">, or if you truly wanted (or needed) to transmit an empty value? Maybe the empty node could not be avoided due to a technical restriction. Or, perhaps you wanted the recipient to explicitly</text:span></text:span><text:span text:style-name="Default_20_Paragraph_20_Font"><text:span text:style-name="T1"> clear (nullify) the age record in a database.</text:span></text:span></text:p>
      <text:p text:style-name="P9"/>
      <text:p text:style-name="Standard"><text:span text:style-name="Default_20_Paragraph_20_Font"><text:span text:style-name="T1">In that case you could define age as a regular string type – which would work fine but also defeat the whole purpose of data typing and validation. A better solution is to allow it to be empty (or </text:span></text:span><text:span text:style-name="Default_20_Paragraph_20_Font"><text:span text:style-name="T3">null</text:span></text:span><text:span text:style-name="Footnote_20_Reference"><text:span text:style-name="T1"><text:note text:id="ftn3" text:note-class="footnote"><text:note-citation>3</text:note-citation><text:note-body><text:p text:style-name="Footnote_20_Text"><text:s/><text:span text:style-name="Default_20_Paragraph_20_Font"><text:span text:style-name="T11">There are really interesting discussions on the Internet whether it should be nil or null, and what that value actually represents. I decided to run with null and nullable, rather than nil and nillable.</text:span></text:span></text:p></text:note-body></text:note></text:span></text:span><text:span text:style-name="Default_20_Paragraph_20_Font"><text:span text:style-name="T1">):</text:span></text:span></text:p>
      <text:p text:style-name="P5"/>
      <text:p text:style-name="P22">node { name "age" type "integer" nullable "true" }</text:p>
      <text:p text:style-name="P9"/>
      <text:p text:style-name="Standard"><text:soft-page-break/><text:span text:style-name="Default_20_Paragraph_20_Font"><text:span text:style-name="T1">Presto, you have just allowed the node ‘age’ to be empty. </text:span></text:span><text:span text:style-name="Standaardalinea-lettertype"><text:span text:style-name="T7">However, I feel obliged to point out that you should use this with care (so not unless there is a good reason for it). </text:span></text:span></text:p>
      <text:p text:style-name="Standard"/>
      <text:p text:style-name="Standard"><text:span text:style-name="Standaardalinea-lettertype"><text:span text:style-name="T2">Now, about strings. These can be empty practically by definition, but if th</text:span></text:span><text:span text:style-name="Standaardalinea-lettertype"><text:span text:style-name="T2">at is not what you want, you can use the length or pattern facet to require at least one character. Or, alternatively you just say:</text:span></text:span></text:p>
      <text:p text:style-name="P7"/>
      <text:p text:style-name="P22">node { name "id" type "string" nullable "false" }</text:p>
      <text:p text:style-name="Standard"/>
      <text:p text:style-name="Standard"/>
      <text:h text:style-name="Heading_20_2" text:outline-level="2"><text:bookmark-start text:name="_Toc39491447"/><text:bookmark-start text:name="_Toc39175328"/><text:bookmark-start text:name="_Toc39001370"/><text:bookmark-start text:name="_Toc38801322"/>Anything goes<text:bookmark-end text:name="_Toc39491447"/><text:bookmark-end text:name="_Toc39175328"/><text:bookmark-end text:name="_Toc39001370"/><text:bookmark-end text:name="_Toc38801322"/></text:h>
      <text:p text:style-name="Standard"/>
      <text:p text:style-name="Standard">Before we leave the subject of types and restrictions, there is one more special “type” we need to discuss. So far, schema has enabled us to specify exactly what our data looks like and what type of information we expect. But suppose we want to define a structure that can have any content, which we have no prior knowledge about? </text:p>
      <text:p text:style-name="Standard"/>
      <text:p text:style-name="Standard">This would be useful – for example - if we want to allow others to include “custom” data, which is not governed by our schema. For instance, a contact sending you an electronic calling card might want to include some personal information, for instance in an ‘about’ node:</text:p>
      <text:p text:style-name="Standard"/>
      <text:p text:style-name="SDA">contact {</text:p>
      <text:p text:style-name="SDA"><text:tab/>firstname "Bob" phonenumber "06-90784523"</text:p>
      <text:p text:style-name="SDA"><text:tab/>about {</text:p>
      <text:p text:style-name="SDA"><text:tab/><text:tab/>hobbies { hobby "fishing" hobby "reading" }</text:p>
      <text:p text:style-name="SDA"><text:tab/><text:tab/>favoritecolour "blurple"</text:p>
      <text:p text:style-name="P23">}</text:p>
      <text:p text:style-name="SDA">}</text:p>
      <text:p text:style-name="Standard"/>
      <text:p text:style-name="Standard"/>
      <text:p text:style-name="Standard">Since there is no way of knowing in advance what people like to share (if anything at all), we define the ‘contact’ node like this:</text:p>
      <text:p text:style-name="Standard"/>
      <text:p text:style-name="P10">node { </text:p>
      <text:p text:style-name="SDA"><text:span text:style-name="Standaardalinea-lettertype"><text:span text:style-name="T2"><text:tab/></text:span></text:span><text:span text:style-name="Standaardalinea-lettertype"><text:span text:style-name="T7">name "contact" multiplicity "0..*"</text:span></text:span></text:p>
      <text:p text:style-name="SDA"><text:tab/>node { name "firstname" type "string" }</text:p>
      <text:p text:style-name="SDA"><text:tab/>node { name "phonenumber" type "string" }</text:p>
      <text:p text:style-name="SDA"><text:tab/>node { </text:p>
      <text:p text:style-name="P13">name "about" <text:span text:style-name="Standaardalinea-lettertype"><text:span text:style-name="T7">multiplicity "0..1"</text:span></text:span></text:p>
      <text:p text:style-name="P13">node { type "any" <text:span text:style-name="Standaardalinea-lettertype"><text:span text:style-name="T7">multiplicity "1..*" </text:span></text:span>} </text:p>
      <text:p text:style-name="P23">}</text:p>
      <text:p text:style-name="P10">}</text:p>
      <text:p text:style-name="Standard"/>
      <text:p text:style-name="Standard">This specifies that the phone number is optionally followed by an ‘about’ node, containing one or more nodes with <text:span text:style-name="T5">any</text:span> name, of <text:span text:style-name="Default_20_Paragraph_20_Font"><text:span text:style-name="T5">any</text:span></text:span> type. Note that this is different from:</text:p>
      <text:p text:style-name="Standard"/>
      <text:p text:style-name="SDA"><text:tab/>…</text:p>
      <text:p text:style-name="P23">node { name "phonenumber" type "string" }</text:p>
      <text:p text:style-name="SDA"><text:tab/>node { name "about" type "any" <text:span text:style-name="Standaardalinea-lettertype"><text:span text:style-name="T7">multiplicity "0..1" </text:span></text:span>}</text:p>
      <text:p text:style-name="P23">…</text:p>
      <text:p text:style-name="Standard"/>
      <text:p text:style-name="Standard">When specified like this, the ‘about’ node can also be of simple content, like so:</text:p>
      <text:p text:style-name="Standard"/>
      <text:p text:style-name="SDA">contact {</text:p>
      <text:p text:style-name="SDA"><text:tab/>firstname "Bob" phonenumber "06-90784523"</text:p>
      <text:p text:style-name="SDA"><text:tab/>about "I like to fish and read books."</text:p>
      <text:p text:style-name="SDA">}</text:p>
      <text:p text:style-name="Standard"/>
      <text:p text:style-name="Standard"/>
      <text:p text:style-name="Standard"><text:span text:style-name="Default_20_Paragraph_20_Font"><text:span text:style-name="T1">It is never a bad idea to confine “undefined” content to a (complex) node with a particular name (‘about’ ), like in the examples above. But it does not need to be. When the ‘contact’ </text:span></text:span><text:soft-page-break/><text:span text:style-name="Default_20_Paragraph_20_Font"><text:span text:style-name="T1">node is defined like this:</text:span></text:span></text:p>
      <text:p text:style-name="Standard"><text:span text:style-name="Default_20_Paragraph_20_Font"><text:span text:style-name="T1"/></text:span></text:p>
      <text:p text:style-name="P10">node { </text:p>
      <text:p text:style-name="SDA"><text:span text:style-name="Standaardalinea-lettertype"><text:span text:style-name="T2"><text:tab/></text:span></text:span><text:span text:style-name="Standaardalinea-lettertype"><text:span text:style-name="T7">name "contact" multiplicity "0..*"</text:span></text:span></text:p>
      <text:p text:style-name="SDA"><text:tab/>node { name "firstname" type "string" }</text:p>
      <text:p text:style-name="SDA"><text:tab/>node { name "phonenumber" type "string" }</text:p>
      <text:p text:style-name="SDA"><text:span text:style-name="Default_20_Paragraph_20_Font"><text:span text:style-name="T1"><text:tab/>node { type "any"</text:span></text:span> <text:span text:style-name="Standaardalinea-lettertype"><text:span text:style-name="T7">multiplicity "0..*"</text:span></text:span><text:span text:style-name="Default_20_Paragraph_20_Font"><text:span text:style-name="T1"> }</text:span></text:span></text:p>
      <text:p text:style-name="P10"><text:span text:style-name="Default_20_Paragraph_20_Font"><text:span text:style-name="T1">}</text:span></text:span></text:p>
      <text:p text:style-name="SDA"><text:span text:style-name="Default_20_Paragraph_20_Font"><text:span text:style-name="T1"/></text:span></text:p>
      <text:p text:style-name="Frame_20_contents"><text:span text:style-name="Default_20_Paragraph_20_Font"><text:span text:style-name="T1">any number of nodes of any name and type may follow the phone number (which is probably not the best design choice). Also, these wildcard nodes should preferably come </text:span></text:span><text:span text:style-name="Default_20_Paragraph_20_Font"><text:span text:style-name="T3">after</text:span></text:span><text:span text:style-name="Default_20_Paragraph_20_Font"><text:span text:style-name="T1"> the regular types, because the validation process may not be able to disambiguate the content otherwise.</text:span></text:span></text:p>
      <text:p text:style-name="Frame_20_contents"><text:span text:style-name="Default_20_Paragraph_20_Font"><text:span text:style-name="T1"/></text:span></text:p>
      <text:h text:style-name="P39" text:outline-level="1"><text:bookmark-start text:name="_Toc39491448"/><text:bookmark-start text:name="_Toc39175329"/>Model Citizens<text:bookmark-end text:name="_Toc39491448"/><text:bookmark-end text:name="_Toc39175329"/></text:h>
      <text:p text:style-name="P9"/>
      <text:p text:style-name="Standard">So far, we have seen only one way to build a content model; by defining nodes within other nodes and making them optional or mandatory, and possibly repetitive. Although this will get you a long way, some patterns are cumbersome or even impossible to express without more advanced features of SDS. These <text:span text:style-name="Default_20_Paragraph_20_Font"><text:span text:style-name="T5">model groups</text:span></text:span> will be the subject of this chapter.</text:p>
      <text:p text:style-name="Standard"/>
      <text:p text:style-name="P9"/>
      <text:h text:style-name="P38" text:outline-level="2"><text:bookmark-start text:name="_Toc39491449"/><text:bookmark-start text:name="_Toc39175330"/>Group mentality<text:bookmark-end text:name="_Toc39491449"/><text:bookmark-end text:name="_Toc39175330"/></text:h>
      <text:p text:style-name="P9"/>
      <text:p text:style-name="Standard"><text:span text:style-name="Default_20_Paragraph_20_Font"><text:span text:style-name="T1">First of all, there is the </text:span></text:span><text:span text:style-name="Default_20_Paragraph_20_Font"><text:span text:style-name="T3">group</text:span></text:span><text:span text:style-name="Default_20_Paragraph_20_Font"><text:span text:style-name="T1">, which you use to group nodes that have an interdependence, e.g. one cannot (or should not) be there without the other. An example will explain this better.</text:span></text:span></text:p>
      <text:p text:style-name="P9"/>
      <text:p text:style-name="P9">Assume that we want to model a contact with at least a first name, maybe a middle name and/or a last name, like “Arthur C. Clarke”. We could express it like this:</text:p>
      <text:p text:style-name="P9"/>
      <text:p text:style-name="P4">node {</text:p>
      <text:p text:style-name="P20">name "contact"</text:p>
      <text:p text:style-name="P20">node { name "firstname" type "string" }</text:p>
      <text:p text:style-name="P20">node { name "middlename" type "string" multiplicity "0..1" }</text:p>
      <text:p text:style-name="P20">node { name "lastname" type "string" multiplicity "0..1" }</text:p>
      <text:p text:style-name="P4">}</text:p>
      <text:p text:style-name="P9"/>
      <text:p text:style-name="P9">At first sight, this suits our requirement. First name is mandatory, so we have at least that, and middle and last name are both optional, because not everybody has a middle name or we simply choose not to supply either one.</text:p>
      <text:p text:style-name="P9"/>
      <text:p text:style-name="P9">However, if you omit the last name, you usually do not supply a middle name. It makes sense to refer to “Arthur”, or “Arthur Clarke”, but “Arthur C.” is odd (ok, maybe not for a rapper). </text:p>
      <text:p text:style-name="P9"/>
      <text:p text:style-name="P9">It would be nice if we could express that, admittedly, a middle name is optional, but should always be followed by a last name. This is where a group node helps:</text:p>
      <text:p text:style-name="P9"/>
      <text:p text:style-name="P4">node {</text:p>
      <text:p text:style-name="P20">name "contact"</text:p>
      <text:p text:style-name="P20">node { name "firstname" type "string" }</text:p>
      <text:p text:style-name="P20">group { </text:p>
      <text:p text:style-name="P15">multiplicity "0..1"</text:p>
      <text:p text:style-name="P15">node { name "middlename" type "string" multiplicity "0..1" }</text:p>
      <text:p text:style-name="P15">node { name "lastname" type "string" }</text:p>
      <text:p text:style-name="P4"><text:tab/>}</text:p>
      <text:p text:style-name="P4">}</text:p>
      <text:p text:style-name="P9"/>
      <text:p text:style-name="Standard"><text:span text:style-name="Default_20_Paragraph_20_Font"><text:span text:style-name="T1">Since the group is optional you can omit both the middle and the last name. But once you have </text:span></text:span><text:soft-page-break/><text:span text:style-name="Default_20_Paragraph_20_Font"><text:span text:style-name="T1">the middle name, you “invoke” the group, and because the last name is mandatory </text:span></text:span><text:span text:style-name="Default_20_Paragraph_20_Font"><text:span text:style-name="T3">within</text:span></text:span><text:span text:style-name="Default_20_Paragraph_20_Font"><text:span text:style-name="T1"> that </text:span></text:span><text:span text:style-name="Default_20_Paragraph_20_Font"><text:span text:style-name="T1">group, you can no longer omit it. You can supply a last name without the middle one though, because the latter is optional within the group.</text:span></text:span></text:p>
      <text:p text:style-name="P9"/>
      <text:p text:style-name="P9">What helped me to grasp the concept of a group, is to think of it as an imaginary complex node that groups the additional names together, as if it were</text:p>
      <text:p text:style-name="P9"/>
      <text:p text:style-name="SDA">contact {</text:p>
      <text:p text:style-name="SDA"><text:tab/>firstname "Arthur"</text:p>
      <text:p text:style-name="SDA"/>
      <text:p text:style-name="P23"><text:span text:style-name="Default_20_Paragraph_20_Font"><text:span text:style-name="T16">imaginarynode {</text:span></text:span></text:p>
      <text:p text:style-name="P11"><text:tab/><text:tab/></text:p>
      <text:p text:style-name="P29">middlename "C."</text:p>
      <text:p text:style-name="P14">lastname "Clark"</text:p>
      <text:p text:style-name="P25">}</text:p>
      <text:p text:style-name="SDA">}</text:p>
      <text:p text:style-name="P9"/>
      <text:p text:style-name="P9"/>
      <text:h text:style-name="Heading_20_2" text:outline-level="2"><text:bookmark-start text:name="_Toc39491450"/><text:bookmark-start text:name="_Toc39175331"/><text:bookmark-start text:name="_Toc39001371"/>The choice is yours<text:bookmark-end text:name="_Toc39491450"/><text:bookmark-end text:name="_Toc39175331"/><text:bookmark-end text:name="_Toc39001371"/></text:h>
      <text:p text:style-name="Standard"/>
      <text:p text:style-name="Standard">The next tool on your schema belt is a <text:span text:style-name="Default_20_Paragraph_20_Font"><text:span text:style-name="T5">choice</text:span></text:span> group, which you can use to express that what follows may be described by two (<text:span text:style-name="Default_20_Paragraph_20_Font"><text:span text:style-name="T5">or more</text:span></text:span>) mutually exclusive content models. For instance, consider this:</text:p>
      <text:p text:style-name="Standard"/>
      <text:p text:style-name="P4">node {</text:p>
      <text:p text:style-name="P20">name "contact" </text:p>
      <text:p text:style-name="P20">node { name "firstname" type "string" }</text:p>
      <text:p text:style-name="P20">choice {</text:p>
      <text:p text:style-name="P15">node { name "phonenumber" type "string" }</text:p>
      <text:p text:style-name="P15">node { name "emailaddress" type "string" }</text:p>
      <text:p text:style-name="P18">}</text:p>
      <text:p text:style-name="P4">}</text:p>
      <text:p text:style-name="Standard"/>
      <text:p text:style-name="Standard">This means that the first name must be followed by either a phone number, or an email address, <text:span text:style-name="Default_20_Paragraph_20_Font"><text:span text:style-name="T5">but not by both</text:span></text:span>. Hence, the “choice”.</text:p>
      <text:p text:style-name="Standard"/>
      <text:p text:style-name="Standard">Granted, this is a rather silly example. After all, most people have a phone number as well as an email address, and - in fact – many people have more than one of each. In an attempt to fix that, we make ‘phonenumber’ and ‘emailaddress’ repeating:</text:p>
      <text:p text:style-name="Standard"/>
      <text:p text:style-name="P20">choice {</text:p>
      <text:p text:style-name="P16"><text:span text:style-name="Default_20_Paragraph_20_Font"><text:span text:style-name="T8">node { name "phonenumber" type "string" </text:span></text:span><text:span text:style-name="Standaardalinea-lettertype"><text:span text:style-name="T10">multiplicity "1..</text:span></text:span><text:span text:style-name="Standaardalinea-lettertype"><text:span text:style-name="T7">*</text:span></text:span><text:span text:style-name="Standaardalinea-lettertype"><text:span text:style-name="T10">"</text:span></text:span><text:span text:style-name="Default_20_Paragraph_20_Font"><text:span text:style-name="T1"> </text:span></text:span><text:span text:style-name="Default_20_Paragraph_20_Font"><text:span text:style-name="T8">}</text:span></text:span></text:p>
      <text:p text:style-name="P16"><text:span text:style-name="Default_20_Paragraph_20_Font"><text:span text:style-name="T8">node { name "emailaddress" type "string" </text:span></text:span><text:span text:style-name="Standaardalinea-lettertype"><text:span text:style-name="T10">multiplicity "1..</text:span></text:span><text:span text:style-name="Standaardalinea-lettertype"><text:span text:style-name="T7">*</text:span></text:span><text:span text:style-name="Standaardalinea-lettertype"><text:span text:style-name="T10">"</text:span></text:span><text:span text:style-name="Default_20_Paragraph_20_Font"><text:span text:style-name="T1"> </text:span></text:span><text:span text:style-name="Default_20_Paragraph_20_Font"><text:span text:style-name="T8">}</text:span></text:span></text:p>
      <text:p text:style-name="P18">}</text:p>
      <text:p text:style-name="Standard"/>
      <text:p text:style-name="Standard">Although this allows more than one phone or email record, it does not allow both. Instead, we end up with a choice between two different lists. What we really needed to do is to change the multiplicity of the choice <text:span text:style-name="Default_20_Paragraph_20_Font"><text:span text:style-name="T5">itself</text:span></text:span>, like so:</text:p>
      <text:p text:style-name="Standard"/>
      <text:p text:style-name="P4"><text:tab/>choice {</text:p>
      <text:p text:style-name="Standard"><text:span text:style-name="Default_20_Paragraph_20_Font"><text:span text:style-name="T8"><text:tab/></text:span></text:span><text:span text:style-name="Default_20_Paragraph_20_Font"><text:span text:style-name="T8"><text:tab/></text:span></text:span><text:span text:style-name="Standaardalinea-lettertype"><text:span text:style-name="T10">multiplicity "1..</text:span></text:span><text:span text:style-name="Standaardalinea-lettertype"><text:span text:style-name="T7">*</text:span></text:span><text:span text:style-name="Standaardalinea-lettertype"><text:span text:style-name="T10">"</text:span></text:span></text:p>
      <text:p text:style-name="P18"><text:tab/>node { name "phonenumber" type "string" }</text:p>
      <text:p text:style-name="P18"><text:tab/>node { name "emailaddress" type "string" }</text:p>
      <text:p text:style-name="P18">}</text:p>
      <text:p text:style-name="Standard"/>
      <text:p text:style-name="Standard">This says we expect <text:span text:style-name="Default_20_Paragraph_20_Font"><text:span text:style-name="T5">at least</text:span></text:span> one occurrence of a phone number or an email address, and possibly more (in which case they may interleave). This example is a bit contrived, but it does illustrate how to create a content model you would not be able to express otherwise. </text:p>
      <text:p text:style-name="Standard"/>
      <text:p text:style-name="Standard">Here is another example, which also uses a <text:span text:style-name="Default_20_Paragraph_20_Font"><text:span text:style-name="T8">group</text:span></text:span> to combine two nodes into one “option”:</text:p>
      <text:p text:style-name="Standard"><text:soft-page-break/></text:p>
      <text:p text:style-name="P4">node {</text:p>
      <text:p text:style-name="P20">name "location"</text:p>
      <text:p text:style-name="P20">choice {</text:p>
      <text:p text:style-name="P20"><text:tab/>group {</text:p>
      <text:p text:style-name="P30">node { name "lattitude" type "decimal" }</text:p>
      <text:p text:style-name="P30">node { name "longitude" type "decimal" }</text:p>
      <text:p text:style-name="P4"><text:tab/><text:tab/>}</text:p>
      <text:p text:style-name="P15">node { type "address" }</text:p>
      <text:p text:style-name="P18">}</text:p>
      <text:p text:style-name="P4">}</text:p>
      <text:p text:style-name="Standard"/>
      <text:p text:style-name="Standard">In other words, a location is either a set of coordinates, or an address (assuming we have declared an address type somewhere).</text:p>
      <text:p text:style-name="Standard"/>
      <text:p text:style-name="Standard"/>
      <text:h text:style-name="Heading_20_2" text:outline-level="2"><text:bookmark-start text:name="_Toc39491451"/><text:bookmark-start text:name="_Toc39175332"/><text:bookmark-start text:name="_Toc39001372"/>Order! Order!<text:bookmark-end text:name="_Toc39491451"/><text:bookmark-end text:name="_Toc39175332"/><text:bookmark-end text:name="_Toc39001372"/></text:h>
      <text:p text:style-name="Standard"/>
      <text:p text:style-name="Standard">When processing data, machines generally do not care about the order in which they receive it, as long as it is possible to make sense of it. By contrast, humans are very particular about order – if not for aesthetic reasons, then surely for practical ones.</text:p>
      <text:p text:style-name="Standard"/>
      <text:p text:style-name="Standard">That is why the order in which SDA nodes are expected is the same as the order in which you defined them in the schema. So there is no need for an explicit <text:span text:style-name="Default_20_Paragraph_20_Font"><text:span text:style-name="T5">sequence</text:span></text:span>, like there is in XML schema; in SDS that is implied, which I think is a sensible choice.</text:p>
      <text:p text:style-name="Standard"/>
      <text:p text:style-name="Standard">I have been working in the field of application integration for the bigger part of my professional life, and I have hardly ever seen a design that allows or expects data to be in <text:span text:style-name="Default_20_Paragraph_20_Font"><text:span text:style-name="T5">any</text:span></text:span> order. But I do remember using this pattern as a workaround to deal with applications that are unable to stick to a particular order.</text:p>
      <text:p text:style-name="Standard"/>
      <text:p text:style-name="Standard">Maybe in other areas, unordered data is much more common, I have no idea. But even if it is not, SDS is able to support this. For example, if we need to allow the first and last names of a contact to appear in any order, this is how we define them to be <text:span text:style-name="Default_20_Paragraph_20_Font"><text:span text:style-name="T5">unordered</text:span></text:span>:</text:p>
      <text:p text:style-name="Standard"/>
      <text:p text:style-name="P4">node {</text:p>
      <text:p text:style-name="P20">name "contact"</text:p>
      <text:p text:style-name="P20">unordered {</text:p>
      <text:p text:style-name="P15">node { name "firstname" type "string" }</text:p>
      <text:p text:style-name="P15">node { name "lastname" type "string" }</text:p>
      <text:p text:style-name="P20">}</text:p>
      <text:p text:style-name="P4">}</text:p>
      <text:p text:style-name="Standard"/>
      <text:p text:style-name="Standard">This will accept both</text:p>
      <text:p text:style-name="Standard"/>
      <text:p text:style-name="P19"><text:span text:style-name="Default_20_Paragraph_20_Font"><text:span text:style-name="T8">contact { firstname "Edsger" lastname "Dijkstra" }</text:span></text:span> <text:tab/><text:tab/><text:tab/></text:p>
      <text:p text:style-name="Standard">and</text:p>
      <text:p text:style-name="P20">contact { lastname "Dijkstra" firstname "Edsger" }</text:p>
      <text:p text:style-name="Standard"/>
      <text:p text:style-name="Standard"/>
      <text:p text:style-name="Standard">This also works for optional, and repetitive nodes:</text:p>
      <text:p text:style-name="Standard"/>
      <text:p text:style-name="P20">…</text:p>
      <text:p text:style-name="P20">unordered {</text:p>
      <text:p text:style-name="P15">node { name "firstname" type "string" multiplicity "1..*" }</text:p>
      <text:p text:style-name="P15">node { name "lastname" type "string" multiplicity "0..1" }</text:p>
      <text:p text:style-name="P20">}</text:p>
      <text:p text:style-name="P20">…</text:p>
      <text:p text:style-name="Standard"/>
      <text:p text:style-name="Standard"/>
      <text:p text:style-name="Standard"><text:soft-page-break/>Which will accept the previous two examples, and also</text:p>
      <text:p text:style-name="Standard"/>
      <text:p text:style-name="P20">contact { firstname "Edsger" firstname "Wybe" lastname "Dijkstra" }</text:p>
      <text:p text:style-name="Standard">and </text:p>
      <text:p text:style-name="P18">contact { lastname "Dijkstra" firstname "Edsger" firstname "Wybe" }</text:p>
      <text:p text:style-name="Standard">and</text:p>
      <text:p text:style-name="P18">contact { firstname "Edsger" firstname "Wybe" }</text:p>
      <text:p text:style-name="Standard">and</text:p>
      <text:p text:style-name="P18">contact { firstname "Edsger" }</text:p>
      <text:p text:style-name="Standard">but</text:p>
      <text:p text:style-name="P18">contact { firstname "Edsger" lastname "Dijkstra" firstname "Wybe" }</text:p>
      <text:p text:style-name="Standard"/>
      <text:p text:style-name="Standard">is not allowed, since it breaks up the repeating ‘firstname’. </text:p>
      <text:p text:style-name="Standard"/>
      <text:p text:style-name="Standard">With that, we have reached the end of this chapter, and almost the end of this document.</text:p>
      <text:p text:style-name="Standard"/>
      <text:p text:style-name="Standard"/>
      <text:h text:style-name="Heading_20_1" text:outline-level="1"><text:bookmark-start text:name="_Toc39491452"/>Conclusion<text:bookmark-end text:name="_Toc39491452"/></text:h>
      <text:p text:style-name="Standard"/>
      <text:p text:style-name="Standard">This is it, the first draft of the SDS specification version 1.0. Like with SDA, it is not going to take over the world any time soon. Compared to XSD or Relax NG, a lot is missing, but that was the point; I wanted to keep things simple. I am not even sure I succeeded – as I included features I doubt are needed for the purposes that I have in mind, like the (unordered) group.</text:p>
      <text:p text:style-name="Standard"/>
      <text:p text:style-name="Standard">By contrast, some things I excluded - even though they would be useful - because I could not make them “fit” – such as enumerations and extensions – or because they would bring up the question of namespace support - such as schema import.</text:p>
      <text:p text:style-name="Standard"/>
      <text:p text:style-name="Standard">This may or may not be the end of it. Only time will t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GB"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Verdan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Kop_20_1" style:display-name="Kop 1" style:family="paragraph" style:parent-style-name="Heading" style:next-style-name="Text_20_body" style:default-outline-level="1" style:list-style-name="">
      <style:paragraph-properties fo:hyphenation-ladder-count="no-limit"/>
      <style:text-properties style:font-name="Verdana" fo:font-weight="bold" style:font-weight-asian="bold" style:font-weight-complex="bold" fo:hyphenate="false" fo:hyphenation-remain-char-count="0" fo:hyphenation-push-char-count="0"/>
    </style:style>
    <style:style style:name="Kop_20_2" style:display-name="Kop 2" style:family="paragraph" style:parent-style-name="Heading" style:next-style-name="Text_20_body" style:default-outline-level="2" style:list-style-name="">
      <style:paragraph-properties fo:hyphenation-ladder-count="no-limit"/>
      <style:text-properties style:font-name="Verdana" fo:font-style="italic" fo:font-weight="bold" style:font-style-asian="italic" style:font-weight-asian="bold" style:font-style-complex="italic" style:font-weight-complex="bold" fo:hyphenate="false" fo:hyphenation-remain-char-count="0" fo:hyphenation-push-char-count="0"/>
    </style:style>
    <style:style style:name="Kop_20_3" style:display-name="Kop 3" style:family="paragraph" style:parent-style-name="Heading" style:next-style-name="Text_20_body" style:default-outline-level="3">
      <style:paragraph-properties fo:hyphenation-ladder-count="no-limit"/>
      <style:text-properties style:font-name="Verdana" fo:font-weight="bold" style:font-weight-asian="bold" style:font-weight-complex="bold" fo:hyphenate="false" fo:hyphenation-remain-char-count="0" fo:hyphenation-push-char-count="0"/>
    </style:style>
    <style:style style:name="Standaard"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vertical-align="auto"/>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Inhopg_20_1" style:display-name="Inhopg 1" style:family="paragraph" style:parent-style-name="Standaard" style:next-style-name="Standaard" style:auto-update="true">
      <style:paragraph-properties fo:margin-top="0cm" fo:margin-bottom="0.176cm" fo:hyphenation-ladder-count="no-limit"/>
      <style:text-properties fo:hyphenate="true" fo:hyphenation-remain-char-count="0" fo:hyphenation-push-char-count="0"/>
    </style:style>
    <style:style style:name="Inhopg_20_2" style:display-name="Inhopg 2" style:family="paragraph" style:parent-style-name="Standaard" style:next-style-name="Standaard"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Inhopg_20_3" style:display-name="Inhopg 3" style:family="paragraph" style:parent-style-name="Standaard" style:next-style-name="Standaard" style:auto-update="true">
      <style:paragraph-properties fo:margin-left="0.847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Koptekst" style:family="paragraph" style:parent-style-name="Standa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Voettekst" style:family="paragraph" style:parent-style-name="Standaard">
      <style:paragraph-properties fo:hyphenation-ladder-count="no-limit">
        <style:tab-stops>
          <style:tab-stop style:position="8.296cm" style:type="center"/>
          <style:tab-stop style:position="16.591cm" style:type="right"/>
        </style:tab-stops>
      </style:paragraph-properties>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fo:hyphenate="true" fo:hyphenation-remain-char-count="0" fo:hyphenation-push-char-count="0"/>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fo:hyphenate="true" fo:hyphenation-remain-char-count="0" fo:hyphenation-push-char-count="0"/>
    </style:style>
    <style:style style:name="SDA" style:family="paragraph" style:parent-style-name="Standard">
      <style:paragraph-properties fo:hyphenation-ladder-count="no-limit"/>
      <style:text-properties style:font-name="Courier New" style:font-name-complex="Courier New" fo:hyphenate="false" fo:hyphenation-remain-char-count="0" fo:hyphenation-push-char-count="0"/>
    </style:style>
    <style:style style:name="Footnote_20_Text" style:display-name="Footnote Text" style:family="paragraph" style:parent-style-name="Normal">
      <style:paragraph-properties fo:hyphenation-ladder-count="no-limit"/>
      <style:text-properties fo:font-size="10pt" style:font-size-asian="10pt" style:font-size-complex="10pt" fo:hyphenate="true" fo:hyphenation-remain-char-count="0" fo:hyphenation-push-char-count="0"/>
    </style:style>
    <style:style style:name="Default_20_Paragraph_20_Font" style:display-name="Default Paragraph Font" style:family="text"/>
    <style:style style:name="Standaardalinea-lettertype"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67%"/>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Internet_20_link" style:display-name="Internet 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Heading_20_1_20_Char" style:display-name="Heading 1 Char" style:family="text" style:parent-style-name="Standaardalinea-lettertype">
      <style:text-properties fo:color="#2f5496" style:font-name="Verdana" fo:font-size="16pt" style:font-name-asian="Times New Roman" style:font-size-asian="16pt" style:font-name-complex="Times New Roman" style:font-size-complex="16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Footer_20_Char" style:display-name="Footer Char" style:family="text" style:parent-style-name="Standaardalinea-lettertype"/>
    <style:style style:name="Heading_20_2_20_Char" style:display-name="Heading 2 Char" style:family="text" style:parent-style-name="Standaardalinea-lettertype">
      <style:text-properties fo:color="#2f5496" style:font-name="Calibri Light" fo:font-size="13pt" style:font-name-asian="Times New Roman" style:font-size-asian="13pt" style:font-name-complex="Times New Roman" style:font-size-complex="13pt"/>
    </style:style>
    <style:style style:name="Footer_20_Char1" style:display-name="Footer Char1" style:family="text" style:parent-style-name="Default_20_Paragraph_20_Font"/>
    <style:style style:name="Header_20_Char" style:display-name="Header Char" style:family="text" style:parent-style-name="Default_20_Paragraph_20_Font"/>
    <style:style style:name="Heading_20_1_20_Char1" style:display-name="Heading 1 Char1"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Heading_20_2_20_Char1" style:display-name="Heading 2 Char1"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tandard_20_Char" style:display-name="Standard Char" style:family="text" style:parent-style-name="Default_20_Paragraph_20_Font">
      <style:text-properties style:font-name="Verdana" fo:font-size="10pt" style:font-size-asian="10pt"/>
    </style:style>
    <style:style style:name="SDA_20_Char" style:display-name="SDA Char" style:family="text" style:parent-style-name="Standard_20_Char">
      <style:text-properties style:font-name="Courier New" fo:font-size="10pt" style:font-size-asian="10pt" style:font-name-complex="Courier New"/>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Symbol" style:font-name-asian="Times New Roma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creator>HCL Baur</dc:creator>
    <meta:creation-date>2020-03-16T19:34:00Z</meta:creation-date>
    <dc:date>2021-03-01T21:15:13.83</dc:date>
    <meta:editing-cycles>133</meta:editing-cycles>
    <meta:editing-duration>P1DT1H11M23S</meta:editing-duration>
    <meta:document-statistic meta:table-count="0" meta:image-count="0" meta:object-count="0" meta:page-count="15" meta:paragraph-count="386" meta:word-count="5149" meta:character-count="29406"/>
    <meta:user-defined meta:name="Info 1"/>
    <meta:user-defined meta:name="Info 2"/>
    <meta:user-defined meta:name="Info 3"/>
    <meta:user-defined meta:name="Info 4"/>
    <meta:template xlink:type="simple" xlink:actuate="onRequest" xlink:title="" xlink:href="Normal.dotm"/>
  </office:meta>
</office:document-meta>
</file>